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484848" style:font-name="Ubuntu Mono" fo:font-size="14pt" fo:letter-spacing="normal" fo:font-style="normal" fo:font-weight="normal" fo:background-color="#ffffff"/>
    </style:style>
    <style:style style:name="P2" style:family="paragraph" style:parent-style-name="Text_20_body" style:list-style-name="L15">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Ubuntu Mono" fo:font-size="14pt" fo:letter-spacing="normal" fo:font-style="normal" fo:font-weight="normal"/>
    </style:style>
    <style:style style:name="P3"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Ubuntu Mono" fo:font-size="14pt" fo:letter-spacing="normal" fo:font-style="normal" fo:font-weight="normal" fo:background-color="#ffffff"/>
    </style:style>
    <style:style style:name="P4" style:family="paragraph" style:parent-style-name="Text_20_body" style:list-style-name="L1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5" style:family="paragraph" style:parent-style-name="Text_20_body" style:list-style-name="L1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6" style:family="paragraph" style:parent-style-name="Text_20_body" style:list-style-name="L17">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7" style:family="paragraph" style:parent-style-name="Text_20_body" style:list-style-name="L1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8"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ext-properties style:font-name="Ubuntu Mono"/>
    </style:style>
    <style:style style:name="P12" style:family="paragraph" style:parent-style-name="Text_20_body">
      <style:paragraph-properties fo:margin-left="0in" fo:margin-right="0in" fo:text-indent="0in" style:auto-text-indent="false"/>
      <style:text-properties style:font-name="Ubuntu Mono" officeooo:paragraph-rsid="0037f0c7"/>
    </style:style>
    <style:style style:name="P13" style:family="paragraph" style:parent-style-name="Text_20_body">
      <style:paragraph-properties fo:margin-top="0in" fo:margin-bottom="0.0972in" loext:contextual-spacing="false" fo:line-height="160%" fo:text-align="start" style:justify-single-word="false" fo:orphans="2" fo:widows="2"/>
    </style:style>
    <style:style style:name="P14" style:family="paragraph" style:parent-style-name="Heading_20_1">
      <style:paragraph-properties fo:line-height="200%" fo:text-align="start" style:justify-single-word="false" fo:orphans="2" fo:widows="2"/>
      <style:text-properties fo:font-variant="normal" fo:text-transform="none" fo:color="#292929" style:font-name="Ubuntu Mono" fo:font-size="14pt" fo:letter-spacing="normal" fo:font-style="normal" fo:font-weight="bold" fo:background-color="#ffffff"/>
    </style:style>
    <style:style style:name="P15" style:family="paragraph" style:parent-style-name="Heading_20_1">
      <style:paragraph-properties fo:margin-left="0in" fo:margin-right="0in" fo:text-indent="0in" style:auto-text-indent="false"/>
      <style:text-properties fo:font-variant="normal" fo:text-transform="none" fo:color="#292929" style:font-name="Regular Patch" fo:font-size="14pt" fo:letter-spacing="normal" fo:font-style="normal" fo:font-weight="bold" fo:background-color="#ffffff"/>
    </style:style>
    <style:style style:name="P16" style:family="paragraph" style:parent-style-name="Heading_20_1">
      <style:paragraph-properties fo:margin-left="0in" fo:margin-right="0in" fo:text-indent="0in" style:auto-text-indent="false"/>
      <style:text-properties fo:font-variant="normal" fo:text-transform="none" fo:color="#292929" style:font-name="Ubuntu Mono" fo:letter-spacing="normal" fo:font-style="normal" fo:font-weight="bold"/>
    </style:style>
    <style:style style:name="P17" style:family="paragraph" style:parent-style-name="Heading_20_1">
      <style:paragraph-properties fo:margin-left="0in" fo:margin-right="0in" fo:text-indent="0in" style:auto-text-indent="false"/>
      <style:text-properties fo:font-variant="normal" fo:text-transform="none" fo:color="#292929" style:font-name="Ubuntu Mono" fo:font-size="14pt" fo:letter-spacing="normal" fo:font-style="normal" fo:font-weight="bold" fo:background-color="#ffffff"/>
    </style:style>
    <style:style style:name="P18" style:family="paragraph" style:parent-style-name="Heading_20_1">
      <style:paragraph-properties fo:margin-left="0in" fo:margin-right="0in" fo:text-indent="0in" style:auto-text-indent="false"/>
      <style:text-properties fo:font-variant="normal" fo:text-transform="none" fo:color="#292929" style:font-name="Ubuntu Mono" fo:font-size="14pt" fo:letter-spacing="normal" fo:font-style="normal" fo:font-weight="bold" officeooo:paragraph-rsid="0037f0c7" fo:background-color="#ffffff"/>
    </style:style>
    <style:style style:name="P19"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style>
    <style:style style:name="P20" style:family="paragraph" style:parent-style-name="Preformatted_20_Text">
      <style:paragraph-properties fo:margin-top="0in" fo:margin-bottom="0in" loext:contextual-spacing="false" fo:text-align="start" style:justify-single-word="false" fo:orphans="2" fo:widows="2"/>
    </style:style>
    <style:style style:name="P21" style:family="paragraph" style:parent-style-name="Preformatted_20_Text">
      <style:paragraph-properties fo:margin-top="0in" fo:margin-bottom="0in" loext:contextual-spacing="false" fo:text-align="start" style:justify-single-word="false" fo:orphans="2" fo:widows="2"/>
      <style:text-properties style:font-name="Ubuntu Mono"/>
    </style:style>
    <style:style style:name="T1" style:family="text">
      <style:text-properties fo:font-variant="normal" fo:text-transform="none" fo:color="#484848" style:font-name="Nunito Sans" fo:font-size="14pt" fo:letter-spacing="normal" fo:font-style="normal" fo:font-weight="normal"/>
    </style:style>
    <style:style style:name="T2" style:family="text">
      <style:text-properties fo:font-variant="normal" fo:text-transform="none" fo:color="#484848" style:font-name="Nunito Sans" fo:font-size="14pt" fo:letter-spacing="normal" fo:font-style="normal" fo:font-weight="normal" fo:background-color="#ffffff" loext:char-shading-value="0"/>
    </style:style>
    <style:style style:name="T3" style:family="text">
      <style:text-properties fo:font-variant="normal" fo:text-transform="none" fo:color="#484848" fo:font-size="14pt" fo:letter-spacing="normal" fo:font-style="normal" fo:font-weight="normal"/>
    </style:style>
    <style:style style:name="T4" style:family="text">
      <style:text-properties fo:font-variant="normal" fo:text-transform="none" fo:color="#484848" fo:font-size="14pt" fo:letter-spacing="normal" fo:font-style="normal" fo:font-weight="normal" fo:background-color="#ffffff" loext:char-shading-value="0"/>
    </style:style>
    <style:style style:name="T5" style:family="text">
      <style:text-properties fo:font-variant="normal" fo:text-transform="none" fo:color="#484848" style:font-name="Ubuntu Mono" fo:font-size="14pt" fo:letter-spacing="normal" fo:font-style="normal" fo:font-weight="normal"/>
    </style:style>
    <style:style style:name="T6" style:family="text">
      <style:text-properties fo:font-variant="normal" fo:text-transform="none" fo:color="#484848" style:font-name="Ubuntu Mono" fo:font-size="14pt" fo:letter-spacing="normal" fo:font-style="normal" fo:font-weight="normal" fo:background-color="#ffffff" loext:char-shading-value="0"/>
    </style:style>
    <style:style style:name="T7" style:family="text">
      <style:text-properties fo:font-variant="normal" fo:text-transform="none" fo:color="#15141f" style:font-name="Monaco" fo:font-size="14pt" fo:letter-spacing="normal" fo:font-style="normal" fo:font-weight="normal" fo:background-color="#dfe0e0" loext:char-shading-value="0" loext:padding="0in" loext:border="none"/>
    </style:style>
    <style:style style:name="T8" style:family="text">
      <style:text-properties fo:font-variant="normal" fo:text-transform="none" fo:color="#15141f" fo:font-size="14pt" fo:letter-spacing="normal" fo:font-style="normal" fo:font-weight="normal" fo:background-color="#dfe0e0" loext:char-shading-value="0" loext:padding="0in" loext:border="none"/>
    </style:style>
    <style:style style:name="T9" style:family="text">
      <style:text-properties fo:font-variant="normal" fo:text-transform="none" fo:color="#15141f" style:font-name="Ubuntu Mono" fo:font-size="14pt" fo:letter-spacing="normal" fo:font-style="normal" fo:font-weight="normal" fo:background-color="#dfe0e0" loext:char-shading-value="0" loext:padding="0in" loext:border="none"/>
    </style:style>
    <style:style style:name="T10" style:family="text">
      <style:text-properties fo:font-variant="normal" fo:text-transform="none" fo:color="#b3ccff" style:font-name="Monaco" fo:font-size="14pt" fo:letter-spacing="normal" fo:font-style="normal" fo:font-weight="normal" fo:background-color="#201e2f" loext:char-shading-value="0" loext:padding="0in" loext:border="none"/>
    </style:style>
    <style:style style:name="T11" style:family="text">
      <style:text-properties fo:font-variant="normal" fo:text-transform="none" fo:color="#b3ccff" fo:font-size="14pt" fo:letter-spacing="normal" fo:font-style="normal" fo:font-weight="normal" fo:background-color="#201e2f" loext:char-shading-value="0" loext:padding="0in" loext:border="none"/>
    </style:style>
    <style:style style:name="T12" style:family="text">
      <style:text-properties fo:font-variant="normal" fo:text-transform="none" fo:color="#b3ccff" style:font-name="Ubuntu Mono" fo:font-size="14pt" fo:letter-spacing="normal" fo:font-style="normal" fo:font-weight="normal" fo:background-color="#201e2f" loext:char-shading-value="0" loext:padding="0in" loext:border="none"/>
    </style:style>
    <style:style style:name="T13" style:family="text">
      <style:text-properties fo:font-variant="normal" fo:text-transform="none" fo:color="#ffffff" style:font-name="Monaco" fo:font-size="14pt" fo:letter-spacing="normal" fo:font-style="normal" fo:font-weight="normal" fo:background-color="#201e2f" loext:char-shading-value="0" loext:padding="0in" loext:border="none"/>
    </style:style>
    <style:style style:name="T14" style:family="text">
      <style:text-properties fo:font-variant="normal" fo:text-transform="none" fo:color="#ffffff" fo:letter-spacing="normal" fo:background-color="#201e2f" loext:char-shading-value="0" loext:padding="0in" loext:border="none"/>
    </style:style>
    <style:style style:name="T15" style:family="text">
      <style:text-properties fo:font-variant="normal" fo:text-transform="none" fo:color="#ffffff" fo:font-size="14pt" fo:letter-spacing="normal" fo:font-style="normal" fo:font-weight="normal" fo:background-color="#201e2f" loext:char-shading-value="0" loext:padding="0in" loext:border="none"/>
    </style:style>
    <style:style style:name="T16" style:family="text">
      <style:text-properties fo:font-variant="normal" fo:text-transform="none" fo:color="#ffffff" style:font-name="Ubuntu Mono" fo:font-size="14pt" fo:letter-spacing="normal" fo:font-style="normal" fo:font-weight="normal" fo:background-color="#201e2f" loext:char-shading-value="0" loext:padding="0in" loext:border="none"/>
    </style:style>
    <style:style style:name="T17" style:family="text">
      <style:text-properties fo:font-variant="normal" fo:text-transform="none" fo:color="#ffffff" style:font-name="Ubuntu Mono" fo:letter-spacing="normal" fo:background-color="#201e2f" loext:char-shading-value="0" loext:padding="0in" loext:border="none"/>
    </style:style>
    <style:style style:name="T18" style:family="text">
      <style:text-properties fo:font-variant="normal" fo:text-transform="none" fo:color="#ff8973" style:font-name="Monaco" fo:font-size="14pt" fo:letter-spacing="normal" fo:font-style="normal" fo:font-weight="normal" fo:background-color="#201e2f" loext:char-shading-value="0" loext:padding="0in" loext:border="none"/>
    </style:style>
    <style:style style:name="T19" style:family="text">
      <style:text-properties fo:font-variant="normal" fo:text-transform="none" fo:color="#ff8973" fo:font-size="14pt" fo:letter-spacing="normal" fo:font-style="normal" fo:font-weight="normal" fo:background-color="#201e2f" loext:char-shading-value="0" loext:padding="0in" loext:border="none"/>
    </style:style>
    <style:style style:name="T20" style:family="text">
      <style:text-properties fo:font-variant="normal" fo:text-transform="none" fo:color="#ff8973" style:font-name="Ubuntu Mono" fo:font-size="14pt" fo:letter-spacing="normal" fo:font-style="normal" fo:font-weight="normal" fo:background-color="#201e2f" loext:char-shading-value="0" loext:padding="0in" loext:border="none"/>
    </style:style>
    <style:style style:name="T21" style:family="text">
      <style:text-properties fo:font-variant="normal" fo:text-transform="none" fo:color="#ffe083" style:font-name="Monaco" fo:font-size="14pt" fo:letter-spacing="normal" fo:font-style="normal" fo:font-weight="normal" fo:background-color="#201e2f" loext:char-shading-value="0" loext:padding="0in" loext:border="none"/>
    </style:style>
    <style:style style:name="T22" style:family="text">
      <style:text-properties fo:font-variant="normal" fo:text-transform="none" fo:color="#ffe083" fo:font-size="14pt" fo:letter-spacing="normal" fo:font-style="normal" fo:font-weight="normal" fo:background-color="#201e2f" loext:char-shading-value="0" loext:padding="0in" loext:border="none"/>
    </style:style>
    <style:style style:name="T23" style:family="text">
      <style:text-properties fo:font-variant="normal" fo:text-transform="none" fo:color="#ffe083" style:font-name="Ubuntu Mono" fo:font-size="14pt" fo:letter-spacing="normal" fo:font-style="normal" fo:font-weight="normal" fo:background-color="#201e2f" loext:char-shading-value="0" loext:padding="0in" loext:border="none"/>
    </style:style>
    <style:style style:name="T24" style:family="text">
      <style:text-properties fo:font-variant="normal" fo:text-transform="none" fo:color="#83fff5" style:font-name="Monaco" fo:font-size="14pt" fo:letter-spacing="normal" fo:font-style="normal" fo:font-weight="normal" fo:background-color="#201e2f" loext:char-shading-value="0" loext:padding="0in" loext:border="none"/>
    </style:style>
    <style:style style:name="T25" style:family="text">
      <style:text-properties fo:font-variant="normal" fo:text-transform="none" fo:color="#83fff5" fo:font-size="14pt" fo:letter-spacing="normal" fo:font-style="normal" fo:font-weight="normal" fo:background-color="#201e2f" loext:char-shading-value="0" loext:padding="0in" loext:border="none"/>
    </style:style>
    <style:style style:name="T26" style:family="text">
      <style:text-properties fo:font-variant="normal" fo:text-transform="none" fo:color="#83fff5" style:font-name="Ubuntu Mono" fo:font-size="14pt" fo:letter-spacing="normal" fo:font-style="normal" fo:font-weight="normal" fo:background-color="#201e2f" loext:char-shading-value="0" loext:padding="0in" loext:border="none"/>
    </style:style>
    <style:style style:name="T27" style:family="text">
      <style:text-properties fo:font-variant="normal" fo:text-transform="none" fo:color="#4b35ef" style:text-line-through-style="none" style:text-line-through-type="none" style:font-name="Nunito Sans" fo:font-size="14pt" fo:letter-spacing="normal" fo:font-style="normal" style:text-underline-style="none" fo:font-weight="normal" style:text-blinking="false" fo:background-color="transparent" loext:char-shading-value="0"/>
    </style:style>
    <style:style style:name="T28" style:family="text">
      <style:text-properties fo:font-variant="normal" fo:text-transform="none" fo:color="#4b35ef" style:text-line-through-style="none" style:text-line-through-type="none" fo:font-size="14pt" fo:letter-spacing="normal" fo:font-style="normal" style:text-underline-style="none" fo:font-weight="normal" style:text-blinking="false" fo:background-color="transparent" loext:char-shading-value="0"/>
    </style:style>
    <style:style style:name="T29" style:family="text">
      <style:text-properties fo:font-variant="normal" fo:text-transform="none" fo:color="#4b35ef" style:text-line-through-style="none" style:text-line-through-type="none" style:font-name="Ubuntu Mono" fo:font-size="14pt" fo:letter-spacing="normal" fo:font-style="normal" style:text-underline-style="none" fo:font-weight="normal" style:text-blinking="false" fo:background-color="transparent" loext:char-shading-value="0"/>
    </style:style>
    <style:style style:name="T30" style:family="text">
      <style:text-properties fo:font-variant="normal" fo:text-transform="none" fo:color="#939598" style:font-name="Monaco" fo:font-size="14pt" fo:letter-spacing="normal" fo:font-style="normal" fo:font-weight="normal" fo:background-color="#201e2f" loext:char-shading-value="0" loext:padding="0in" loext:border="none"/>
    </style:style>
    <style:style style:name="T31" style:family="text">
      <style:text-properties fo:font-variant="normal" fo:text-transform="none" fo:color="#939598" fo:font-size="14pt" fo:letter-spacing="normal" fo:font-style="normal" fo:font-weight="normal" fo:background-color="#201e2f" loext:char-shading-value="0" loext:padding="0in" loext:border="none"/>
    </style:style>
    <style:style style:name="T32" style:family="text">
      <style:text-properties fo:font-variant="normal" fo:text-transform="none" fo:color="#939598" style:font-name="Ubuntu Mono" fo:font-size="14pt" fo:letter-spacing="normal" fo:font-style="normal" fo:font-weight="normal" fo:background-color="#201e2f" loext:char-shading-value="0" loext:padding="0in" loext:border="none"/>
    </style:style>
    <style:style style:name="T33" style:family="text">
      <style:text-properties style:font-name="Ubuntu Mono"/>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YNC AWAIT</text:p>
      <text:h text:style-name="P14" text:outline-level="1">Introduction</text:h>
      <text:p text:style-name="P13"><text:span text:style-name="T6">Often in web development, we need to handle asynchronous actions— actions we can wait on while moving on to other tasks. We make requests to networks, databases, or any number of similar operations. JavaScript is non-blocking: instead of stopping the execution of code while it waits, JavaScript uses an </text:span><text:a xlink:type="simple" xlink:href="https://youtu.be/8aGhZQkoFbQ" office:target-frame-name="_blank" xlink:show="new" text:style-name="Internet_20_link" text:visited-style-name="Visited_20_Internet_20_Link"><text:span text:style-name="T29">event-loop</text:span></text:a><text:span text:style-name="T6"> which allows it to efficiently execute other tasks while it awaits the completion of these asynchronous actions.</text:span></text:p>
      <text:p text:style-name="P8"><text:span text:style-name="T6">Originally, JavaScript used callback functions to handle asynchronous actions. The problem with callbacks is that they encourage complexly nested code which quickly becomes difficult to read, debug, and scale. With ES6, JavaScript integrated native </text:span><text:a xlink:type="simple" xlink:href="https://developer.mozilla.org/en-US/docs/Web/JavaScript/Reference/Global_Objects/Promise" office:target-frame-name="_blank" xlink:show="new" text:style-name="Internet_20_link" text:visited-style-name="Visited_20_Internet_20_Link"><text:span text:style-name="T29">promises</text:span></text:a><text:span text:style-name="T6"> which allow us to write significantly more readable code. JavaScript is continually improving, and ES8 provides a new syntax for handling our asynchronous action, </text:span><text:span text:style-name="Emphasis"><text:span text:style-name="Source_20_Text"><text:span text:style-name="T9">async...await</text:span></text:span></text:span><text:span text:style-name="T6">. The </text:span><text:span text:style-name="Source_20_Text"><text:span text:style-name="T9">async...await</text:span></text:span><text:span text:style-name="T6"> syntax allows us to write asynchronous code that reads similarly to traditional synchronous, imperative programs.</text:span></text:p>
      <text:p text:style-name="P8"><text:span text:style-name="T6">The </text:span><text:span text:style-name="Source_20_Text"><text:span text:style-name="T9">async...await</text:span></text:span><text:span text:style-name="T6"> syntax is </text:span><text:a xlink:type="simple" xlink:href="https://en.wikipedia.org/wiki/Syntactic_sugar" office:target-frame-name="_blank" xlink:show="new" text:style-name="Internet_20_link" text:visited-style-name="Visited_20_Internet_20_Link"><text:span text:style-name="T29">syntactic sugar</text:span></text:a><text:span text:style-name="T6">— it doesn't introduce new functionality into the language, but rather introduces a new syntax for using promises and </text:span><text:a xlink:type="simple" xlink:href="https://developer.mozilla.org/en-US/docs/Web/JavaScript/Reference/Global_Objects/Generator" office:target-frame-name="_blank" xlink:show="new" text:style-name="Internet_20_link" text:visited-style-name="Visited_20_Internet_20_Link"><text:span text:style-name="T29">generators</text:span></text:a><text:span text:style-name="T6">. Both of these were already built in to the language. Despite this, </text:span><text:span text:style-name="Source_20_Text"><text:span text:style-name="T9">async...await</text:span></text:span><text:span text:style-name="T6"> powerfully improves the readability and scalability of our code. Let's learn how to use it!</text:span></text:p>
      <text:p text:style-name="P11"><text:line-break/></text:p>
      <text:h text:style-name="P16" text:outline-level="1"><text:soft-page-break/>The async Keyword</text:h>
      <text:p text:style-name="P8"><text:span text:style-name="T5">The </text:span><text:span text:style-name="Source_20_Text"><text:span text:style-name="T9">async</text:span></text:span><text:span text:style-name="T5"> keyword is used to write functions that handle asynchronous actions. We wrap our asynchronous logic inside a function prepended with the </text:span><text:span text:style-name="Source_20_Text"><text:span text:style-name="T9">async</text:span></text:span><text:span text:style-name="T5"> keyword. Then, we invoke that function.</text:span></text:p>
      <text:p text:style-name="P19"><text:span text:style-name="Source_20_Text"><text:span text:style-name="T12">async</text:span></text:span><text:span text:style-name="Source_20_Text"><text:span text:style-name="T16"> </text:span></text:span><text:span text:style-name="Source_20_Text"><text:span text:style-name="T12">function</text:span></text:span><text:span text:style-name="Source_20_Text"><text:span text:style-name="T16"> </text:span></text:span><text:span text:style-name="Source_20_Text"><text:span text:style-name="T12">myFunc</text:span></text:span><text:span text:style-name="Source_20_Text"><text:span text:style-name="T16">() {</text:span></text:span></text:p>
      <text:p text:style-name="P20"><text:span text:style-name="Source_20_Text"><text:span text:style-name="T17"><text:s text:c="2"/></text:span></text:span><text:span text:style-name="Source_20_Text"><text:span text:style-name="T32">// Function body here</text:span></text:span></text:p>
      <text:p text:style-name="P20"><text:span text:style-name="Source_20_Text"><text:span text:style-name="T16">};</text:span></text:span></text:p>
      <text:p text:style-name="P21"/>
      <text:p text:style-name="P20"><text:span text:style-name="Source_20_Text"><text:span text:style-name="T20">myFunc</text:span></text:span><text:span text:style-name="Source_20_Text"><text:span text:style-name="T16">();</text:span></text:span></text:p>
      <text:p text:style-name="P8"><text:span text:style-name="T5">We'll be using </text:span><text:span text:style-name="Source_20_Text"><text:span text:style-name="T9">async</text:span></text:span><text:span text:style-name="T5"> function declarations throughout this lesson, but we can also create </text:span><text:span text:style-name="Source_20_Text"><text:span text:style-name="T9">async</text:span></text:span><text:span text:style-name="T5"> function expressions:</text:span></text:p>
      <text:p text:style-name="P19"><text:span text:style-name="Source_20_Text"><text:span text:style-name="T12">const</text:span></text:span><text:span text:style-name="Source_20_Text"><text:span text:style-name="T16"> </text:span></text:span><text:span text:style-name="Source_20_Text"><text:span text:style-name="T12">myFunc</text:span></text:span><text:span text:style-name="Source_20_Text"><text:span text:style-name="T16"> = </text:span></text:span><text:span text:style-name="Source_20_Text"><text:span text:style-name="T12">async</text:span></text:span><text:span text:style-name="Source_20_Text"><text:span text:style-name="T16"> () =&gt; {</text:span></text:span></text:p>
      <text:p text:style-name="P20"><text:span text:style-name="Source_20_Text"><text:span text:style-name="T17"><text:s text:c="2"/></text:span></text:span><text:span text:style-name="Source_20_Text"><text:span text:style-name="T32">// Function body here</text:span></text:span></text:p>
      <text:p text:style-name="P20"><text:span text:style-name="Source_20_Text"><text:span text:style-name="T16">};</text:span></text:span></text:p>
      <text:p text:style-name="P21"/>
      <text:p text:style-name="P20"><text:span text:style-name="Source_20_Text"><text:span text:style-name="T20">myFunc</text:span></text:span><text:span text:style-name="Source_20_Text"><text:span text:style-name="T16">();</text:span></text:span></text:p>
      <text:p text:style-name="P8"><text:span text:style-name="Source_20_Text"><text:span text:style-name="T9">async</text:span></text:span><text:span text:style-name="T5"> functions always return a promise. This means we can use traditional promise syntax, like </text:span><text:span text:style-name="Source_20_Text"><text:span text:style-name="T9">.then()</text:span></text:span><text:span text:style-name="T5"> and </text:span><text:span text:style-name="Source_20_Text"><text:span text:style-name="T9">.catch</text:span></text:span><text:span text:style-name="T5"> with our </text:span><text:span text:style-name="Source_20_Text"><text:span text:style-name="T9">async</text:span></text:span><text:span text:style-name="T5"> functions. An </text:span><text:span text:style-name="Source_20_Text"><text:span text:style-name="T9">async</text:span></text:span><text:span text:style-name="T5"> function will return in one of three ways:</text:span></text:p>
      <text:list xml:id="list4269282066" text:style-name="L15">
        <text:list-item>
          <text:p text:style-name="P4"><text:span text:style-name="T5">If there's nothing returned from the function, it will return a promise with a resolved value of </text:span><text:span text:style-name="Source_20_Text"><text:span text:style-name="T9">undefined</text:span></text:span><text:span text:style-name="T5">.</text:span></text:p>
        </text:list-item>
        <text:list-item>
          <text:p text:style-name="P2">If there's a non-promise value returned from the function, it will return a promise resolved to that value.</text:p>
        </text:list-item>
        <text:list-item>
          <text:p text:style-name="P2">If a promise is returned from the function, it will simply return that promise</text:p>
        </text:list-item>
      </text:list>
      <text:p text:style-name="P19"><text:span text:style-name="Source_20_Text"><text:span text:style-name="T12">async</text:span></text:span><text:span text:style-name="Source_20_Text"><text:span text:style-name="T16"> </text:span></text:span><text:span text:style-name="Source_20_Text"><text:span text:style-name="T12">function</text:span></text:span><text:span text:style-name="Source_20_Text"><text:span text:style-name="T16"> </text:span></text:span><text:span text:style-name="Source_20_Text"><text:span text:style-name="T12">fivePromise</text:span></text:span><text:span text:style-name="Source_20_Text"><text:span text:style-name="T16">() { </text:span></text:span></text:p>
      <text:p text:style-name="P20"><text:span text:style-name="Source_20_Text"><text:span text:style-name="T17"><text:s text:c="2"/></text:span></text:span><text:span text:style-name="Source_20_Text"><text:span text:style-name="T12">return</text:span></text:span><text:span text:style-name="Source_20_Text"><text:span text:style-name="T16"> </text:span></text:span><text:span text:style-name="Source_20_Text"><text:span text:style-name="T20">5</text:span></text:span><text:span text:style-name="Source_20_Text"><text:span text:style-name="T16">;</text:span></text:span></text:p>
      <text:p text:style-name="P20"><text:span text:style-name="Source_20_Text"><text:span text:style-name="T16">}</text:span></text:span></text:p>
      <text:p text:style-name="P21"/>
      <text:p text:style-name="P20"><text:span text:style-name="Source_20_Text"><text:span text:style-name="T20">fivePromise</text:span></text:span><text:span text:style-name="Source_20_Text"><text:span text:style-name="T16">()</text:span></text:span></text:p>
      <text:p text:style-name="P20"><text:span text:style-name="Source_20_Text"><text:span text:style-name="T16">.</text:span></text:span><text:span text:style-name="Source_20_Text"><text:span text:style-name="T26">then</text:span></text:span><text:span text:style-name="Source_20_Text"><text:span text:style-name="T16">(</text:span></text:span><text:span text:style-name="Source_20_Text"><text:span text:style-name="T12">resolvedValue</text:span></text:span><text:span text:style-name="Source_20_Text"><text:span text:style-name="T16"> =&gt; {</text:span></text:span></text:p>
      <text:p text:style-name="P20"><text:span text:style-name="Source_20_Text"><text:span text:style-name="T17"><text:s text:c="4"/></text:span></text:span><text:span text:style-name="Source_20_Text"><text:span text:style-name="T20">console</text:span></text:span><text:span text:style-name="Source_20_Text"><text:span text:style-name="T16">.</text:span></text:span><text:span text:style-name="Source_20_Text"><text:span text:style-name="T26">log</text:span></text:span><text:span text:style-name="Source_20_Text"><text:span text:style-name="T16">(</text:span></text:span><text:span text:style-name="Source_20_Text"><text:span text:style-name="T20">resolvedValue</text:span></text:span><text:span text:style-name="Source_20_Text"><text:span text:style-name="T16">);</text:span></text:span></text:p>
      <text:p text:style-name="P20"><text:span text:style-name="Source_20_Text"><text:span text:style-name="T17"><text:s text:c="2"/></text:span></text:span><text:span text:style-name="Source_20_Text"><text:span text:style-name="T16">}) <text:s/></text:span></text:span><text:span text:style-name="Source_20_Text"><text:span text:style-name="T32">// Prints 5</text:span></text:span></text:p>
      <text:p text:style-name="P8"><text:span text:style-name="T5">In the example above, even though we return </text:span><text:span text:style-name="Source_20_Text"><text:span text:style-name="T9">5</text:span></text:span><text:span text:style-name="T5"> inside the function body, what's actually returned when we invoke </text:span><text:span text:style-name="Source_20_Text"><text:span text:style-name="T9">fivePromise()</text:span></text:span><text:span text:style-name="T5"> is a promise with a resolved value of </text:span><text:span text:style-name="Source_20_Text"><text:span text:style-name="T9">5</text:span></text:span><text:span text:style-name="T5">.</text:span></text:p>
      <text:p text:style-name="P8"><text:soft-page-break/><text:span text:style-name="T5">Let's write an </text:span><text:span text:style-name="Source_20_Text"><text:span text:style-name="T9">async</text:span></text:span><text:span text:style-name="T5"> functio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7" text:outline-level="1">The await Operator</text:h>
      <text:p text:style-name="P8"><text:span text:style-name="T6">In the last exercise, we covered the </text:span><text:span text:style-name="Source_20_Text"><text:span text:style-name="T9">async</text:span></text:span><text:span text:style-name="T6"> keyword. By itself, it doesn't do much; </text:span><text:span text:style-name="Source_20_Text"><text:span text:style-name="T9">async</text:span></text:span><text:span text:style-name="T6"> functions are almost always used with the additional keyword </text:span><text:span text:style-name="Source_20_Text"><text:span text:style-name="T9">await</text:span></text:span><text:span text:style-name="T6"> inside the function body.</text:span></text:p>
      <text:p text:style-name="P8"><text:span text:style-name="T6">The </text:span><text:span text:style-name="Source_20_Text"><text:span text:style-name="T9">await</text:span></text:span><text:span text:style-name="T6"> keyword can only be used inside an </text:span><text:span text:style-name="Source_20_Text"><text:span text:style-name="T9">async</text:span></text:span><text:span text:style-name="T6">function. </text:span><text:span text:style-name="Source_20_Text"><text:span text:style-name="T9">await</text:span></text:span><text:span text:style-name="T6"> is an operator: it returns the resolved value of a promise. Since promises </text:span><text:soft-page-break/><text:span text:style-name="T6">resolve in an indeterminate amount of time, </text:span><text:span text:style-name="Source_20_Text"><text:span text:style-name="T9">await</text:span></text:span><text:span text:style-name="T6"> halts, or pauses, the execution of our </text:span><text:span text:style-name="Source_20_Text"><text:span text:style-name="T9">async</text:span></text:span><text:span text:style-name="T6"> function until a given promise is resolved.</text:span></text:p>
      <text:p text:style-name="P8"><text:span text:style-name="T6">In most situations, we're dealing with promises that were returned from functions. Generally, these functions are through a library, and, in this lesson, we'll be providing them. We can </text:span><text:span text:style-name="Source_20_Text"><text:span text:style-name="T9">await</text:span></text:span><text:span text:style-name="T6"> the resolution of the promise it returns inside an </text:span><text:span text:style-name="Source_20_Text"><text:span text:style-name="T9">async</text:span></text:span><text:span text:style-name="T6"> function. In the example below, </text:span><text:span text:style-name="Source_20_Text"><text:span text:style-name="T9">myPromise()</text:span></text:span><text:span text:style-name="T6"> is a function that returns a promise which will resolve to the string </text:span><text:span text:style-name="Source_20_Text"><text:span text:style-name="T9">"I am resolved now!"</text:span></text:span><text:span text:style-name="T6">.</text:span></text:p>
      <text:p text:style-name="P19"><text:span text:style-name="Source_20_Text"><text:span text:style-name="T12">async</text:span></text:span><text:span text:style-name="Source_20_Text"><text:span text:style-name="T16"> </text:span></text:span><text:span text:style-name="Source_20_Text"><text:span text:style-name="T12">function</text:span></text:span><text:span text:style-name="Source_20_Text"><text:span text:style-name="T16"> </text:span></text:span><text:span text:style-name="Source_20_Text"><text:span text:style-name="T12">asyncFuncExample</text:span></text:span><text:span text:style-name="Source_20_Text"><text:span text:style-name="T16">(){</text:span></text:span></text:p>
      <text:p text:style-name="P20"><text:span text:style-name="Source_20_Text"><text:span text:style-name="T17"><text:s text:c="2"/></text:span></text:span><text:span text:style-name="Source_20_Text"><text:span text:style-name="T12">let</text:span></text:span><text:span text:style-name="Source_20_Text"><text:span text:style-name="T16"> </text:span></text:span><text:span text:style-name="Source_20_Text"><text:span text:style-name="T12">resolvedValue</text:span></text:span><text:span text:style-name="Source_20_Text"><text:span text:style-name="T16"> = </text:span></text:span><text:span text:style-name="Source_20_Text"><text:span text:style-name="T12">await</text:span></text:span><text:span text:style-name="Source_20_Text"><text:span text:style-name="T16"> </text:span></text:span><text:span text:style-name="Source_20_Text"><text:span text:style-name="T20">myPromise</text:span></text:span><text:span text:style-name="Source_20_Text"><text:span text:style-name="T16">();</text:span></text:span></text:p>
      <text:p text:style-name="P20"><text:span text:style-name="Source_20_Text"><text:span text:style-name="T17"><text:s text:c="2"/></text:span></text:span><text:span text:style-name="Source_20_Text"><text:span text:style-name="T20">console</text:span></text:span><text:span text:style-name="Source_20_Text"><text:span text:style-name="T16">.</text:span></text:span><text:span text:style-name="Source_20_Text"><text:span text:style-name="T26">log</text:span></text:span><text:span text:style-name="Source_20_Text"><text:span text:style-name="T16">(</text:span></text:span><text:span text:style-name="Source_20_Text"><text:span text:style-name="T20">resolvedValue</text:span></text:span><text:span text:style-name="Source_20_Text"><text:span text:style-name="T16">);</text:span></text:span></text:p>
      <text:p text:style-name="P20"><text:span text:style-name="Source_20_Text"><text:span text:style-name="T16">}</text:span></text:span></text:p>
      <text:p text:style-name="P21"/>
      <text:p text:style-name="P20"><text:span text:style-name="Source_20_Text"><text:span text:style-name="T20">asyncFuncExample</text:span></text:span><text:span text:style-name="Source_20_Text"><text:span text:style-name="T16">(); </text:span></text:span><text:span text:style-name="Source_20_Text"><text:span text:style-name="T32">// Prints: I am resolved now!</text:span></text:span></text:p>
      <text:p text:style-name="P8"><text:span text:style-name="T6">Within our </text:span><text:span text:style-name="Source_20_Text"><text:span text:style-name="T9">async</text:span></text:span><text:span text:style-name="T6"> function, </text:span><text:span text:style-name="Source_20_Text"><text:span text:style-name="T9">asyncFuncExample()</text:span></text:span><text:span text:style-name="T6">, we use </text:span><text:span text:style-name="Source_20_Text"><text:span text:style-name="T9">await</text:span></text:span><text:span text:style-name="T6"> to halt our execution until </text:span><text:span text:style-name="Source_20_Text"><text:span text:style-name="T9">myPromise()</text:span></text:span><text:span text:style-name="T6"> is resolved and assign its resolved value to the variable </text:span><text:span text:style-name="Source_20_Text"><text:span text:style-name="T9">resolvedValue</text:span></text:span><text:span text:style-name="T6">. Then we log </text:span><text:span text:style-name="Source_20_Text"><text:span text:style-name="T9">resolvedValue</text:span></text:span><text:span text:style-name="T6"> to the console. We're able to handle the logic for a promise in a way that reads like synchronous code.</text:span></text:p>
      <text:p text:style-name="P11"><text:line-break/></text:p>
      <text:p text:style-name="P11"/>
      <text:p text:style-name="P11"/>
      <text:h text:style-name="P17" text:outline-level="1">Writing async Functions</text:h>
      <text:p text:style-name="P8"><text:span text:style-name="T6">We've seen that the </text:span><text:span text:style-name="Source_20_Text"><text:span text:style-name="T9">await</text:span></text:span><text:span text:style-name="T6"> keyword halts the execution of an </text:span><text:span text:style-name="Source_20_Text"><text:span text:style-name="T9">async</text:span></text:span><text:span text:style-name="T6"> function until a promise is no longer pending. Don't forget the </text:span><text:span text:style-name="Source_20_Text"><text:span text:style-name="T9">await</text:span></text:span><text:span text:style-name="T6"> keyword! It may seem obvious, but this can be a tricky mistake to catch because our function will still run— it just won't have the desired results.</text:span></text:p>
      <text:p text:style-name="P8"><text:span text:style-name="T6">We're going to explore this using the following function, which returns a promise that resolves to </text:span><text:span text:style-name="Source_20_Text"><text:span text:style-name="T9">'Yay, I resolved!'</text:span></text:span><text:span text:style-name="T6"> after a 1 second delay:</text:span></text:p>
      <text:p text:style-name="P19"><text:span text:style-name="Source_20_Text"><text:span text:style-name="T12">let</text:span></text:span><text:span text:style-name="Source_20_Text"><text:span text:style-name="T16"> </text:span></text:span><text:span text:style-name="Source_20_Text"><text:span text:style-name="T12">myPromise</text:span></text:span><text:span text:style-name="Source_20_Text"><text:span text:style-name="T16"> = () =&gt; {</text:span></text:span></text:p>
      <text:p text:style-name="P20"><text:span text:style-name="Source_20_Text"><text:span text:style-name="T17"><text:s text:c="2"/></text:span></text:span><text:span text:style-name="Source_20_Text"><text:span text:style-name="T12">return</text:span></text:span><text:span text:style-name="Source_20_Text"><text:span text:style-name="T16"> </text:span></text:span><text:span text:style-name="Source_20_Text"><text:span text:style-name="T12">new</text:span></text:span><text:span text:style-name="Source_20_Text"><text:span text:style-name="T16"> </text:span></text:span><text:span text:style-name="Source_20_Text"><text:span text:style-name="T20">Promise</text:span></text:span><text:span text:style-name="Source_20_Text"><text:span text:style-name="T16">((</text:span></text:span><text:span text:style-name="Source_20_Text"><text:span text:style-name="T12">resolve</text:span></text:span><text:span text:style-name="Source_20_Text"><text:span text:style-name="T16">, </text:span></text:span><text:span text:style-name="Source_20_Text"><text:span text:style-name="T12">reject</text:span></text:span><text:span text:style-name="Source_20_Text"><text:span text:style-name="T16">) =&gt; {</text:span></text:span></text:p>
      <text:p text:style-name="P20"><text:span text:style-name="Source_20_Text"><text:span text:style-name="T17"><text:s text:c="4"/></text:span></text:span><text:span text:style-name="Source_20_Text"><text:span text:style-name="T20">setTimeout</text:span></text:span><text:span text:style-name="Source_20_Text"><text:span text:style-name="T16">(() =&gt; {</text:span></text:span></text:p>
      <text:p text:style-name="P20"><text:soft-page-break/><text:span text:style-name="Source_20_Text"><text:span text:style-name="T17"><text:s text:c="6"/></text:span></text:span><text:span text:style-name="Source_20_Text"><text:span text:style-name="T20">resolve</text:span></text:span><text:span text:style-name="Source_20_Text"><text:span text:style-name="T16">(</text:span></text:span><text:span text:style-name="Source_20_Text"><text:span text:style-name="T23">'Yay, I resolved!'</text:span></text:span><text:span text:style-name="Source_20_Text"><text:span text:style-name="T16">)</text:span></text:span></text:p>
      <text:p text:style-name="P20"><text:span text:style-name="Source_20_Text"><text:span text:style-name="T17"><text:s text:c="4"/></text:span></text:span><text:span text:style-name="Source_20_Text"><text:span text:style-name="T16">}, </text:span></text:span><text:span text:style-name="Source_20_Text"><text:span text:style-name="T20">1000</text:span></text:span><text:span text:style-name="Source_20_Text"><text:span text:style-name="T16">);</text:span></text:span></text:p>
      <text:p text:style-name="P20"><text:span text:style-name="Source_20_Text"><text:span text:style-name="T17"><text:s text:c="2"/></text:span></text:span><text:span text:style-name="Source_20_Text"><text:span text:style-name="T16">});</text:span></text:span></text:p>
      <text:p text:style-name="P20"><text:span text:style-name="Source_20_Text"><text:span text:style-name="T16">}</text:span></text:span></text:p>
      <text:p text:style-name="P8"><text:span text:style-name="T6">Now we'll write two </text:span><text:span text:style-name="Source_20_Text"><text:span text:style-name="T9">async</text:span></text:span><text:span text:style-name="T6"> functions which invoke </text:span><text:span text:style-name="Source_20_Text"><text:span text:style-name="T9">myPromise()</text:span></text:span><text:span text:style-name="T6">:</text:span></text:p>
      <text:p text:style-name="P19"><text:span text:style-name="Source_20_Text"><text:span text:style-name="T12">async</text:span></text:span><text:span text:style-name="Source_20_Text"><text:span text:style-name="T16"> </text:span></text:span><text:span text:style-name="Source_20_Text"><text:span text:style-name="T12">function</text:span></text:span><text:span text:style-name="Source_20_Text"><text:span text:style-name="T16"> </text:span></text:span><text:span text:style-name="Source_20_Text"><text:span text:style-name="T12">noAwait</text:span></text:span><text:span text:style-name="Source_20_Text"><text:span text:style-name="T16">() {</text:span></text:span></text:p>
      <text:p text:style-name="P20"><text:span text:style-name="Source_20_Text"><text:span text:style-name="T17"><text:s/></text:span></text:span><text:span text:style-name="Source_20_Text"><text:span text:style-name="T12">let</text:span></text:span><text:span text:style-name="Source_20_Text"><text:span text:style-name="T16"> </text:span></text:span><text:span text:style-name="Source_20_Text"><text:span text:style-name="T12">value</text:span></text:span><text:span text:style-name="Source_20_Text"><text:span text:style-name="T16"> = </text:span></text:span><text:span text:style-name="Source_20_Text"><text:span text:style-name="T20">myPromise</text:span></text:span><text:span text:style-name="Source_20_Text"><text:span text:style-name="T16">();</text:span></text:span></text:p>
      <text:p text:style-name="P20"><text:span text:style-name="Source_20_Text"><text:span text:style-name="T17"><text:s/></text:span></text:span><text:span text:style-name="Source_20_Text"><text:span text:style-name="T20">console</text:span></text:span><text:span text:style-name="Source_20_Text"><text:span text:style-name="T16">.</text:span></text:span><text:span text:style-name="Source_20_Text"><text:span text:style-name="T26">log</text:span></text:span><text:span text:style-name="Source_20_Text"><text:span text:style-name="T16">(</text:span></text:span><text:span text:style-name="Source_20_Text"><text:span text:style-name="T20">value</text:span></text:span><text:span text:style-name="Source_20_Text"><text:span text:style-name="T16">);</text:span></text:span></text:p>
      <text:p text:style-name="P20"><text:span text:style-name="Source_20_Text"><text:span text:style-name="T16">}</text:span></text:span></text:p>
      <text:p text:style-name="P21"/>
      <text:p text:style-name="P20"><text:span text:style-name="Source_20_Text"><text:span text:style-name="T12">async</text:span></text:span><text:span text:style-name="Source_20_Text"><text:span text:style-name="T16"> </text:span></text:span><text:span text:style-name="Source_20_Text"><text:span text:style-name="T12">function</text:span></text:span><text:span text:style-name="Source_20_Text"><text:span text:style-name="T16"> </text:span></text:span><text:span text:style-name="Source_20_Text"><text:span text:style-name="T12">yesAwait</text:span></text:span><text:span text:style-name="Source_20_Text"><text:span text:style-name="T16">() {</text:span></text:span></text:p>
      <text:p text:style-name="P20"><text:span text:style-name="Source_20_Text"><text:span text:style-name="T17"><text:s/></text:span></text:span><text:span text:style-name="Source_20_Text"><text:span text:style-name="T12">let</text:span></text:span><text:span text:style-name="Source_20_Text"><text:span text:style-name="T16"> </text:span></text:span><text:span text:style-name="Source_20_Text"><text:span text:style-name="T12">value</text:span></text:span><text:span text:style-name="Source_20_Text"><text:span text:style-name="T16"> = </text:span></text:span><text:span text:style-name="Source_20_Text"><text:span text:style-name="T12">await</text:span></text:span><text:span text:style-name="Source_20_Text"><text:span text:style-name="T16"> </text:span></text:span><text:span text:style-name="Source_20_Text"><text:span text:style-name="T20">myPromise</text:span></text:span><text:span text:style-name="Source_20_Text"><text:span text:style-name="T16">();</text:span></text:span></text:p>
      <text:p text:style-name="P20"><text:span text:style-name="Source_20_Text"><text:span text:style-name="T17"><text:s/></text:span></text:span><text:span text:style-name="Source_20_Text"><text:span text:style-name="T20">console</text:span></text:span><text:span text:style-name="Source_20_Text"><text:span text:style-name="T16">.</text:span></text:span><text:span text:style-name="Source_20_Text"><text:span text:style-name="T26">log</text:span></text:span><text:span text:style-name="Source_20_Text"><text:span text:style-name="T16">(</text:span></text:span><text:span text:style-name="Source_20_Text"><text:span text:style-name="T20">value</text:span></text:span><text:span text:style-name="Source_20_Text"><text:span text:style-name="T16">);</text:span></text:span></text:p>
      <text:p text:style-name="P20"><text:span text:style-name="Source_20_Text"><text:span text:style-name="T16">}</text:span></text:span></text:p>
      <text:p text:style-name="P21"/>
      <text:p text:style-name="P20"><text:span text:style-name="Source_20_Text"><text:span text:style-name="T20">noAwait</text:span></text:span><text:span text:style-name="Source_20_Text"><text:span text:style-name="T16">(); </text:span></text:span><text:span text:style-name="Source_20_Text"><text:span text:style-name="T32">// Prints: Promise { &lt;pending&gt; }</text:span></text:span></text:p>
      <text:p text:style-name="P20"><text:span text:style-name="Source_20_Text"><text:span text:style-name="T20">yesAwait</text:span></text:span><text:span text:style-name="Source_20_Text"><text:span text:style-name="T16">(); </text:span></text:span><text:span text:style-name="Source_20_Text"><text:span text:style-name="T32">// Prints: Yay, I resolved!</text:span></text:span></text:p>
      <text:p text:style-name="P8"><text:span text:style-name="T6">In the first </text:span><text:span text:style-name="Source_20_Text"><text:span text:style-name="T9">async</text:span></text:span><text:span text:style-name="T6"> function, </text:span><text:span text:style-name="Source_20_Text"><text:span text:style-name="T9">noAwait()</text:span></text:span><text:span text:style-name="T6">, we left off the </text:span><text:span text:style-name="Source_20_Text"><text:span text:style-name="T9">await</text:span></text:span><text:span text:style-name="T6"> keyword before </text:span><text:span text:style-name="Source_20_Text"><text:span text:style-name="T9">myPromise()</text:span></text:span><text:span text:style-name="T6">. In the second, </text:span><text:span text:style-name="Source_20_Text"><text:span text:style-name="T9">yesAwait()</text:span></text:span><text:span text:style-name="T6">, we included it. The </text:span><text:span text:style-name="Source_20_Text"><text:span text:style-name="T9">noAwait()</text:span></text:span><text:span text:style-name="T6"> function logs </text:span><text:span text:style-name="Source_20_Text"><text:span text:style-name="T9">Promise { &lt;pending&gt; }</text:span></text:span><text:span text:style-name="T6"> to the console. Without the </text:span><text:span text:style-name="Source_20_Text"><text:span text:style-name="T9">await</text:span></text:span><text:span text:style-name="T6">keyword, the function execution wasn't paused. The </text:span><text:span text:style-name="Source_20_Text"><text:span text:style-name="T9">console.log()</text:span></text:span><text:span text:style-name="T6"> on the following line was executed before the promise had resolved.</text:span></text:p>
      <text:p text:style-name="P8"><text:span text:style-name="T6">Remember that the </text:span><text:span text:style-name="Source_20_Text"><text:span text:style-name="T9">await</text:span></text:span><text:span text:style-name="T6"> operator returns the resolved value of a promise. When used properly in </text:span><text:span text:style-name="Source_20_Text"><text:span text:style-name="T9">yesAwait()</text:span></text:span><text:span text:style-name="T6">, the variable </text:span><text:span text:style-name="Source_20_Text"><text:span text:style-name="T9">value</text:span></text:span><text:span text:style-name="T6"> was assigned the resolved value of the </text:span><text:span text:style-name="Source_20_Text"><text:span text:style-name="T9">myPromise()</text:span></text:span><text:span text:style-name="T6"> promise, whereas in </text:span><text:span text:style-name="Source_20_Text"><text:span text:style-name="T9">noAwait()</text:span></text:span><text:span text:style-name="T6">, </text:span><text:span text:style-name="Source_20_Text"><text:span text:style-name="T9">value</text:span></text:span><text:span text:style-name="T6">was assigned the promise object itself.</text:span></text:p>
      <text:p text:style-name="P11"/>
      <text:p text:style-name="P11"/>
      <text:p text:style-name="P11"/>
      <text:p text:style-name="P11"/>
      <text:p text:style-name="P11"/>
      <text:p text:style-name="P11"/>
      <text:p text:style-name="P11"/>
      <text:p text:style-name="P11"/>
      <text:p text:style-name="P11"/>
      <text:p text:style-name="P11"/>
      <text:h text:style-name="P17" text:outline-level="1"><text:soft-page-break/>Handling Dependent Promises</text:h>
      <text:p text:style-name="P8"><text:span text:style-name="T6">The true beauty of </text:span><text:span text:style-name="Source_20_Text"><text:span text:style-name="T9">async...await</text:span></text:span><text:span text:style-name="T6"> is when we have a series of asynchronous actions which depend on one another. For example, we may make a network request based on a query to a database. In that case, we would need to wait to make the network request until we had the results from the database. With native promise syntax, we use a chain of </text:span><text:span text:style-name="Source_20_Text"><text:span text:style-name="T9">.then()</text:span></text:span><text:span text:style-name="T6"> functions making sure to return correctly each one:</text:span></text:p>
      <text:p text:style-name="P19"><text:span text:style-name="Source_20_Text"><text:span text:style-name="T12">function</text:span></text:span><text:span text:style-name="Source_20_Text"><text:span text:style-name="T16"> </text:span></text:span><text:span text:style-name="Source_20_Text"><text:span text:style-name="T12">nativePromiseVersion</text:span></text:span><text:span text:style-name="Source_20_Text"><text:span text:style-name="T16">() {</text:span></text:span></text:p>
      <text:p text:style-name="P20"><text:span text:style-name="Source_20_Text"><text:span text:style-name="T17"><text:s text:c="4"/></text:span></text:span><text:span text:style-name="Source_20_Text"><text:span text:style-name="T20">returnsFirstPromise</text:span></text:span><text:span text:style-name="Source_20_Text"><text:span text:style-name="T16">()</text:span></text:span></text:p>
      <text:p text:style-name="P20"><text:span text:style-name="Source_20_Text"><text:span text:style-name="T17"><text:s text:c="4"/></text:span></text:span><text:span text:style-name="Source_20_Text"><text:span text:style-name="T16">.</text:span></text:span><text:span text:style-name="Source_20_Text"><text:span text:style-name="T26">then</text:span></text:span><text:span text:style-name="Source_20_Text"><text:span text:style-name="T16">((</text:span></text:span><text:span text:style-name="Source_20_Text"><text:span text:style-name="T12">firstValue</text:span></text:span><text:span text:style-name="Source_20_Text"><text:span text:style-name="T16">) =&gt; {</text:span></text:span></text:p>
      <text:p text:style-name="P20"><text:span text:style-name="Source_20_Text"><text:span text:style-name="T17"><text:s text:c="8"/></text:span></text:span><text:span text:style-name="Source_20_Text"><text:span text:style-name="T20">console</text:span></text:span><text:span text:style-name="Source_20_Text"><text:span text:style-name="T16">.</text:span></text:span><text:span text:style-name="Source_20_Text"><text:span text:style-name="T26">log</text:span></text:span><text:span text:style-name="Source_20_Text"><text:span text:style-name="T16">(</text:span></text:span><text:span text:style-name="Source_20_Text"><text:span text:style-name="T20">firstValue</text:span></text:span><text:span text:style-name="Source_20_Text"><text:span text:style-name="T16">);</text:span></text:span></text:p>
      <text:p text:style-name="P20"><text:span text:style-name="Source_20_Text"><text:span text:style-name="T17"><text:s text:c="8"/></text:span></text:span><text:span text:style-name="Source_20_Text"><text:span text:style-name="T12">return</text:span></text:span><text:span text:style-name="Source_20_Text"><text:span text:style-name="T16"> </text:span></text:span><text:span text:style-name="Source_20_Text"><text:span text:style-name="T20">returnsSecondPromise</text:span></text:span><text:span text:style-name="Source_20_Text"><text:span text:style-name="T16">(</text:span></text:span><text:span text:style-name="Source_20_Text"><text:span text:style-name="T20">firstValue</text:span></text:span><text:span text:style-name="Source_20_Text"><text:span text:style-name="T16">);</text:span></text:span></text:p>
      <text:p text:style-name="P20"><text:span text:style-name="Source_20_Text"><text:span text:style-name="T17"><text:s text:c="4"/></text:span></text:span><text:span text:style-name="Source_20_Text"><text:span text:style-name="T16">})</text:span></text:span></text:p>
      <text:p text:style-name="P20"><text:span text:style-name="Source_20_Text"><text:span text:style-name="T17"><text:s text:c="3"/></text:span></text:span><text:span text:style-name="Source_20_Text"><text:span text:style-name="T16">.</text:span></text:span><text:span text:style-name="Source_20_Text"><text:span text:style-name="T26">then</text:span></text:span><text:span text:style-name="Source_20_Text"><text:span text:style-name="T16">((</text:span></text:span><text:span text:style-name="Source_20_Text"><text:span text:style-name="T12">secondValue</text:span></text:span><text:span text:style-name="Source_20_Text"><text:span text:style-name="T16">) =&gt; {</text:span></text:span></text:p>
      <text:p text:style-name="P20"><text:span text:style-name="Source_20_Text"><text:span text:style-name="T17"><text:s text:c="8"/></text:span></text:span><text:span text:style-name="Source_20_Text"><text:span text:style-name="T20">console</text:span></text:span><text:span text:style-name="Source_20_Text"><text:span text:style-name="T16">.</text:span></text:span><text:span text:style-name="Source_20_Text"><text:span text:style-name="T26">log</text:span></text:span><text:span text:style-name="Source_20_Text"><text:span text:style-name="T16">(</text:span></text:span><text:span text:style-name="Source_20_Text"><text:span text:style-name="T20">secondValue</text:span></text:span><text:span text:style-name="Source_20_Text"><text:span text:style-name="T16">);</text:span></text:span></text:p>
      <text:p text:style-name="P20"><text:span text:style-name="Source_20_Text"><text:span text:style-name="T17"><text:s text:c="4"/></text:span></text:span><text:span text:style-name="Source_20_Text"><text:span text:style-name="T16">});</text:span></text:span></text:p>
      <text:p text:style-name="P20"><text:span text:style-name="Source_20_Text"><text:span text:style-name="T16">}</text:span></text:span></text:p>
      <text:p text:style-name="P8"><text:span text:style-name="T6">Let's break down what's happening in the </text:span><text:span text:style-name="Source_20_Text"><text:span text:style-name="T9">nativePromiseVersion()</text:span></text:span><text:span text:style-name="T6"> function:</text:span></text:p>
      <text:list xml:id="list2513382601" text:style-name="L16">
        <text:list-item>
          <text:p text:style-name="P5"><text:span text:style-name="T6">Within our function we use two functions which return promises: </text:span><text:span text:style-name="Source_20_Text"><text:span text:style-name="T9">returnsFirstPromise()</text:span></text:span><text:span text:style-name="T6"> and </text:span><text:span text:style-name="Source_20_Text"><text:span text:style-name="T9">returnsSecondPromise()</text:span></text:span><text:span text:style-name="T6">.</text:span></text:p>
        </text:list-item>
        <text:list-item>
          <text:p text:style-name="P5"><text:span text:style-name="T6">We invoke </text:span><text:span text:style-name="Source_20_Text"><text:span text:style-name="T9">returnsFirstPromise()</text:span></text:span><text:span text:style-name="T6"> and ensure that the first promise resolved by using </text:span><text:span text:style-name="Source_20_Text"><text:span text:style-name="T9">.then()</text:span></text:span><text:span text:style-name="T6">.</text:span></text:p>
        </text:list-item>
        <text:list-item>
          <text:p text:style-name="P5"><text:span text:style-name="T6">In the callback of our first </text:span><text:span text:style-name="Source_20_Text"><text:span text:style-name="T9">.then()</text:span></text:span><text:span text:style-name="T6">, we log the resolved value of the first promise, </text:span><text:span text:style-name="Source_20_Text"><text:span text:style-name="T9">firstValue</text:span></text:span><text:span text:style-name="T6">, and then return </text:span><text:span text:style-name="Source_20_Text"><text:span text:style-name="T9">returnsSecondPromise(firstValue)</text:span></text:span><text:span text:style-name="T6">.</text:span></text:p>
        </text:list-item>
        <text:list-item>
          <text:p text:style-name="P5"><text:span text:style-name="T6">We use another </text:span><text:span text:style-name="Source_20_Text"><text:span text:style-name="T9">.then()</text:span></text:span><text:span text:style-name="T6"> to print the second promise's resolved value to the console.</text:span></text:p>
        </text:list-item>
      </text:list>
      <text:p text:style-name="P8"><text:span text:style-name="T6">Here's how we'd write an </text:span><text:span text:style-name="Source_20_Text"><text:span text:style-name="T9">async</text:span></text:span><text:span text:style-name="T6"> function to accomplish the same thing:</text:span></text:p>
      <text:p text:style-name="P19"><text:span text:style-name="Source_20_Text"><text:span text:style-name="T12">async</text:span></text:span><text:span text:style-name="Source_20_Text"><text:span text:style-name="T16"> </text:span></text:span><text:span text:style-name="Source_20_Text"><text:span text:style-name="T12">function</text:span></text:span><text:span text:style-name="Source_20_Text"><text:span text:style-name="T16"> </text:span></text:span><text:span text:style-name="Source_20_Text"><text:span text:style-name="T12">asyncAwaitVersion</text:span></text:span><text:span text:style-name="Source_20_Text"><text:span text:style-name="T16">() {</text:span></text:span></text:p>
      <text:p text:style-name="P20"><text:span text:style-name="Source_20_Text"><text:span text:style-name="T17"><text:s/></text:span></text:span><text:span text:style-name="Source_20_Text"><text:span text:style-name="T12">let</text:span></text:span><text:span text:style-name="Source_20_Text"><text:span text:style-name="T16"> </text:span></text:span><text:span text:style-name="Source_20_Text"><text:span text:style-name="T12">firstValue</text:span></text:span><text:span text:style-name="Source_20_Text"><text:span text:style-name="T16"> = </text:span></text:span><text:span text:style-name="Source_20_Text"><text:span text:style-name="T12">await</text:span></text:span><text:span text:style-name="Source_20_Text"><text:span text:style-name="T16"> </text:span></text:span><text:span text:style-name="Source_20_Text"><text:span text:style-name="T20">returnsFirstPromise</text:span></text:span><text:span text:style-name="Source_20_Text"><text:span text:style-name="T16">();</text:span></text:span></text:p>
      <text:p text:style-name="P20"><text:span text:style-name="Source_20_Text"><text:span text:style-name="T17"><text:s/></text:span></text:span><text:span text:style-name="Source_20_Text"><text:span text:style-name="T20">console</text:span></text:span><text:span text:style-name="Source_20_Text"><text:span text:style-name="T16">.</text:span></text:span><text:span text:style-name="Source_20_Text"><text:span text:style-name="T26">log</text:span></text:span><text:span text:style-name="Source_20_Text"><text:span text:style-name="T16">(</text:span></text:span><text:span text:style-name="Source_20_Text"><text:span text:style-name="T20">firstValue</text:span></text:span><text:span text:style-name="Source_20_Text"><text:span text:style-name="T16">);</text:span></text:span></text:p>
      <text:p text:style-name="P20"><text:span text:style-name="Source_20_Text"><text:span text:style-name="T17"><text:s/></text:span></text:span><text:span text:style-name="Source_20_Text"><text:span text:style-name="T12">let</text:span></text:span><text:span text:style-name="Source_20_Text"><text:span text:style-name="T16"> </text:span></text:span><text:span text:style-name="Source_20_Text"><text:span text:style-name="T12">secondValue</text:span></text:span><text:span text:style-name="Source_20_Text"><text:span text:style-name="T16"> = </text:span></text:span><text:span text:style-name="Source_20_Text"><text:span text:style-name="T12">await</text:span></text:span><text:span text:style-name="Source_20_Text"><text:span text:style-name="T16"> </text:span></text:span><text:span text:style-name="Source_20_Text"><text:span text:style-name="T20">returnsSecondPromise</text:span></text:span><text:span text:style-name="Source_20_Text"><text:span text:style-name="T16">(</text:span></text:span><text:span text:style-name="Source_20_Text"><text:span text:style-name="T20">firstValue</text:span></text:span><text:span text:style-name="Source_20_Text"><text:span text:style-name="T16">);</text:span></text:span></text:p>
      <text:p text:style-name="P20"><text:span text:style-name="Source_20_Text"><text:span text:style-name="T17"><text:s/></text:span></text:span><text:span text:style-name="Source_20_Text"><text:span text:style-name="T20">console</text:span></text:span><text:span text:style-name="Source_20_Text"><text:span text:style-name="T16">.</text:span></text:span><text:span text:style-name="Source_20_Text"><text:span text:style-name="T26">log</text:span></text:span><text:span text:style-name="Source_20_Text"><text:span text:style-name="T16">(</text:span></text:span><text:span text:style-name="Source_20_Text"><text:span text:style-name="T20">secondValue</text:span></text:span><text:span text:style-name="Source_20_Text"><text:span text:style-name="T16">);</text:span></text:span></text:p>
      <text:p text:style-name="P20"><text:span text:style-name="Source_20_Text"><text:span text:style-name="T16">}</text:span></text:span></text:p>
      <text:p text:style-name="P8"><text:span text:style-name="T6">Let's break down what's happening in our </text:span><text:span text:style-name="Source_20_Text"><text:span text:style-name="T9">asyncAwaitVersion()</text:span></text:span><text:span text:style-name="T6"> function:</text:span></text:p>
      <text:list xml:id="list2545683266" text:style-name="L17">
        <text:list-item>
          <text:p text:style-name="P6"><text:soft-page-break/><text:span text:style-name="T6">We mark our function as </text:span><text:span text:style-name="Source_20_Text"><text:span text:style-name="T9">async</text:span></text:span><text:span text:style-name="T6">.</text:span></text:p>
        </text:list-item>
        <text:list-item>
          <text:p text:style-name="P6"><text:span text:style-name="T6">Inside our function, we create a variable </text:span><text:span text:style-name="Source_20_Text"><text:span text:style-name="T9">firstValue</text:span></text:span><text:span text:style-name="T6">assigned </text:span><text:span text:style-name="Source_20_Text"><text:span text:style-name="T9">await returnsFirstPromise()</text:span></text:span><text:span text:style-name="T6">. This means </text:span><text:span text:style-name="Source_20_Text"><text:span text:style-name="T9">firstValue</text:span></text:span><text:span text:style-name="T6"> is assigned the resolved value of the awaited promise.</text:span></text:p>
        </text:list-item>
        <text:list-item>
          <text:p text:style-name="P6"><text:span text:style-name="T6">Next, we log </text:span><text:span text:style-name="Source_20_Text"><text:span text:style-name="T9">firstValue</text:span></text:span><text:span text:style-name="T6"> to the console.</text:span></text:p>
        </text:list-item>
        <text:list-item>
          <text:p text:style-name="P6"><text:span text:style-name="T6">Then, we create a variable </text:span><text:span text:style-name="Source_20_Text"><text:span text:style-name="T9">secondValue</text:span></text:span><text:span text:style-name="T6"> assigned to </text:span><text:span text:style-name="Source_20_Text"><text:span text:style-name="T9">await returnsSecondPromise(firstValue)</text:span></text:span><text:span text:style-name="T6">. Therefore, </text:span><text:span text:style-name="Source_20_Text"><text:span text:style-name="T9">secondValue</text:span></text:span><text:span text:style-name="T6"> is assigned this promise's resolved value.</text:span></text:p>
        </text:list-item>
        <text:list-item>
          <text:p text:style-name="P6"><text:span text:style-name="T6">Finally, we log </text:span><text:span text:style-name="Source_20_Text"><text:span text:style-name="T9">secondValue</text:span></text:span><text:span text:style-name="T6"> to the console.</text:span></text:p>
        </text:list-item>
      </text:list>
      <text:p text:style-name="P8"><text:span text:style-name="T6">Though using the </text:span><text:span text:style-name="Source_20_Text"><text:span text:style-name="T9">async...await</text:span></text:span><text:span text:style-name="T6"> syntax can save us some typing, the length reduction isn't the main point. Given the two versions of the function, the </text:span><text:span text:style-name="Source_20_Text"><text:span text:style-name="T9">async...await</text:span></text:span><text:span text:style-name="T6">version more closely resembles synchronous code, which helps developers maintain and debug their code. The </text:span><text:span text:style-name="Source_20_Text"><text:span text:style-name="T9">async...await</text:span></text:span><text:span text:style-name="T6"> syntax also makes it easy to store and refer to resolved values from promises further back in our chain which is a much more difficult task with native promise syntax. Let's create some </text:span><text:span text:style-name="Source_20_Text"><text:span text:style-name="T9">async</text:span></text:span><text:span text:style-name="T6"> functions with multiple </text:span><text:span text:style-name="Source_20_Text"><text:span text:style-name="T9">await</text:span></text:span><text:span text:style-name="T6"> statements!</text:span></text:p>
      <text:p text:style-name="P12"><text:line-break/></text:p>
      <text:p text:style-name="P12"/>
      <text:p text:style-name="P12"/>
      <text:h text:style-name="P18" text:outline-level="1">Handling Errors</text:h>
      <text:p text:style-name="P8"><text:span text:style-name="T6">When </text:span><text:span text:style-name="Source_20_Text"><text:span text:style-name="T9">.catch()</text:span></text:span><text:span text:style-name="T6"> is used with a long promise chain, there is no indication of where in the chain the error was thrown. This can make debugging challenging.</text:span></text:p>
      <text:p text:style-name="P8"><text:span text:style-name="T6">With </text:span><text:span text:style-name="Source_20_Text"><text:span text:style-name="T9">async...await</text:span></text:span><text:span text:style-name="T6">, we use </text:span><text:span text:style-name="Source_20_Text"><text:span text:style-name="T9">try...catch</text:span></text:span><text:span text:style-name="T6"> statements for error handling. By using this syntax, not only are we able to handle errors in the same way we do with synchronous code, but we can also catch both synchronous and asynchronous errors. This makes for easier debugging!</text:span></text:p>
      <text:p text:style-name="P19"><text:span text:style-name="Source_20_Text"><text:span text:style-name="T12">async</text:span></text:span><text:span text:style-name="Source_20_Text"><text:span text:style-name="T16"> </text:span></text:span><text:span text:style-name="Source_20_Text"><text:span text:style-name="T12">function</text:span></text:span><text:span text:style-name="Source_20_Text"><text:span text:style-name="T16"> </text:span></text:span><text:span text:style-name="Source_20_Text"><text:span text:style-name="T12">usingTryCatch</text:span></text:span><text:span text:style-name="Source_20_Text"><text:span text:style-name="T16">() {</text:span></text:span></text:p>
      <text:p text:style-name="P20"><text:span text:style-name="Source_20_Text"><text:span text:style-name="T17"><text:s/></text:span></text:span><text:span text:style-name="Source_20_Text"><text:span text:style-name="T12">try</text:span></text:span><text:span text:style-name="Source_20_Text"><text:span text:style-name="T16"> {</text:span></text:span></text:p>
      <text:p text:style-name="P20"><text:soft-page-break/><text:span text:style-name="Source_20_Text"><text:span text:style-name="T17"><text:s text:c="3"/></text:span></text:span><text:span text:style-name="Source_20_Text"><text:span text:style-name="T12">let</text:span></text:span><text:span text:style-name="Source_20_Text"><text:span text:style-name="T16"> </text:span></text:span><text:span text:style-name="Source_20_Text"><text:span text:style-name="T12">resolveValue</text:span></text:span><text:span text:style-name="Source_20_Text"><text:span text:style-name="T16"> = </text:span></text:span><text:span text:style-name="Source_20_Text"><text:span text:style-name="T12">await</text:span></text:span><text:span text:style-name="Source_20_Text"><text:span text:style-name="T16"> </text:span></text:span><text:span text:style-name="Source_20_Text"><text:span text:style-name="T20">asyncFunction</text:span></text:span><text:span text:style-name="Source_20_Text"><text:span text:style-name="T16">(</text:span></text:span><text:span text:style-name="Source_20_Text"><text:span text:style-name="T23">'thing that will fail'</text:span></text:span><text:span text:style-name="Source_20_Text"><text:span text:style-name="T16">);</text:span></text:span></text:p>
      <text:p text:style-name="P20"><text:span text:style-name="Source_20_Text"><text:span text:style-name="T17"><text:s text:c="3"/></text:span></text:span><text:span text:style-name="Source_20_Text"><text:span text:style-name="T12">let</text:span></text:span><text:span text:style-name="Source_20_Text"><text:span text:style-name="T16"> </text:span></text:span><text:span text:style-name="Source_20_Text"><text:span text:style-name="T12">secondValue</text:span></text:span><text:span text:style-name="Source_20_Text"><text:span text:style-name="T16"> = </text:span></text:span><text:span text:style-name="Source_20_Text"><text:span text:style-name="T12">await</text:span></text:span><text:span text:style-name="Source_20_Text"><text:span text:style-name="T16"> </text:span></text:span><text:span text:style-name="Source_20_Text"><text:span text:style-name="T20">secondAsyncFunction</text:span></text:span><text:span text:style-name="Source_20_Text"><text:span text:style-name="T16">(</text:span></text:span><text:span text:style-name="Source_20_Text"><text:span text:style-name="T20">resolveValue</text:span></text:span><text:span text:style-name="Source_20_Text"><text:span text:style-name="T16">);</text:span></text:span></text:p>
      <text:p text:style-name="P20"><text:span text:style-name="Source_20_Text"><text:span text:style-name="T17"><text:s/></text:span></text:span><text:span text:style-name="Source_20_Text"><text:span text:style-name="T16">} </text:span></text:span><text:span text:style-name="Source_20_Text"><text:span text:style-name="T12">catch</text:span></text:span><text:span text:style-name="Source_20_Text"><text:span text:style-name="T16"> (</text:span></text:span><text:span text:style-name="Source_20_Text"><text:span text:style-name="T12">err</text:span></text:span><text:span text:style-name="Source_20_Text"><text:span text:style-name="T16">) {</text:span></text:span></text:p>
      <text:p text:style-name="P20"><text:span text:style-name="Source_20_Text"><text:span text:style-name="T17"><text:s text:c="3"/></text:span></text:span><text:span text:style-name="Source_20_Text"><text:span text:style-name="T32">// Catches any errors in the try block</text:span></text:span></text:p>
      <text:p text:style-name="P20"><text:span text:style-name="Source_20_Text"><text:span text:style-name="T17"><text:s text:c="3"/></text:span></text:span><text:span text:style-name="Source_20_Text"><text:span text:style-name="T20">console</text:span></text:span><text:span text:style-name="Source_20_Text"><text:span text:style-name="T16">.</text:span></text:span><text:span text:style-name="Source_20_Text"><text:span text:style-name="T26">log</text:span></text:span><text:span text:style-name="Source_20_Text"><text:span text:style-name="T16">(</text:span></text:span><text:span text:style-name="Source_20_Text"><text:span text:style-name="T20">err</text:span></text:span><text:span text:style-name="Source_20_Text"><text:span text:style-name="T16">);</text:span></text:span></text:p>
      <text:p text:style-name="P20"><text:span text:style-name="Source_20_Text"><text:span text:style-name="T17"><text:s/></text:span></text:span><text:span text:style-name="Source_20_Text"><text:span text:style-name="T16">}</text:span></text:span></text:p>
      <text:p text:style-name="P20"><text:span text:style-name="Source_20_Text"><text:span text:style-name="T16">}</text:span></text:span></text:p>
      <text:p text:style-name="P21"/>
      <text:p text:style-name="P20"><text:span text:style-name="Source_20_Text"><text:span text:style-name="T20">usingTryCatch</text:span></text:span><text:span text:style-name="Source_20_Text"><text:span text:style-name="T16">();</text:span></text:span></text:p>
      <text:p text:style-name="P8"><text:span text:style-name="T6">Remember, since </text:span><text:span text:style-name="Source_20_Text"><text:span text:style-name="T9">async</text:span></text:span><text:span text:style-name="T6"> functions return promises we can still use native promise's </text:span><text:span text:style-name="Source_20_Text"><text:span text:style-name="T9">.catch()</text:span></text:span><text:span text:style-name="T6"> with an </text:span><text:span text:style-name="Source_20_Text"><text:span text:style-name="T9">async</text:span></text:span><text:span text:style-name="T6">function</text:span></text:p>
      <text:p text:style-name="P19"><text:span text:style-name="Source_20_Text"><text:span text:style-name="T12">async</text:span></text:span><text:span text:style-name="Source_20_Text"><text:span text:style-name="T16"> </text:span></text:span><text:span text:style-name="Source_20_Text"><text:span text:style-name="T12">function</text:span></text:span><text:span text:style-name="Source_20_Text"><text:span text:style-name="T16"> </text:span></text:span><text:span text:style-name="Source_20_Text"><text:span text:style-name="T12">usingPromiseCatch</text:span></text:span><text:span text:style-name="Source_20_Text"><text:span text:style-name="T16">() {</text:span></text:span></text:p>
      <text:p text:style-name="P20"><text:span text:style-name="Source_20_Text"><text:span text:style-name="T17"><text:s text:c="3"/></text:span></text:span><text:span text:style-name="Source_20_Text"><text:span text:style-name="T12">let</text:span></text:span><text:span text:style-name="Source_20_Text"><text:span text:style-name="T16"> </text:span></text:span><text:span text:style-name="Source_20_Text"><text:span text:style-name="T12">resolveValue</text:span></text:span><text:span text:style-name="Source_20_Text"><text:span text:style-name="T16"> = </text:span></text:span><text:span text:style-name="Source_20_Text"><text:span text:style-name="T12">await</text:span></text:span><text:span text:style-name="Source_20_Text"><text:span text:style-name="T16"> </text:span></text:span><text:span text:style-name="Source_20_Text"><text:span text:style-name="T20">asyncFunction</text:span></text:span><text:span text:style-name="Source_20_Text"><text:span text:style-name="T16">(</text:span></text:span><text:span text:style-name="Source_20_Text"><text:span text:style-name="T23">'thing that will fail'</text:span></text:span><text:span text:style-name="Source_20_Text"><text:span text:style-name="T16">);</text:span></text:span></text:p>
      <text:p text:style-name="P20"><text:span text:style-name="Source_20_Text"><text:span text:style-name="T16">}</text:span></text:span></text:p>
      <text:p text:style-name="P21"/>
      <text:p text:style-name="P20"><text:span text:style-name="Source_20_Text"><text:span text:style-name="T12">let</text:span></text:span><text:span text:style-name="Source_20_Text"><text:span text:style-name="T16"> </text:span></text:span><text:span text:style-name="Source_20_Text"><text:span text:style-name="T12">rejectedPromise</text:span></text:span><text:span text:style-name="Source_20_Text"><text:span text:style-name="T16"> = </text:span></text:span><text:span text:style-name="Source_20_Text"><text:span text:style-name="T20">usingPromiseCatch</text:span></text:span><text:span text:style-name="Source_20_Text"><text:span text:style-name="T16">();</text:span></text:span></text:p>
      <text:p text:style-name="P20"><text:span text:style-name="Source_20_Text"><text:span text:style-name="T20">rejectedPromise</text:span></text:span><text:span text:style-name="Source_20_Text"><text:span text:style-name="T16">.</text:span></text:span><text:span text:style-name="Source_20_Text"><text:span text:style-name="T26">catch</text:span></text:span><text:span text:style-name="Source_20_Text"><text:span text:style-name="T16">((</text:span></text:span><text:span text:style-name="Source_20_Text"><text:span text:style-name="T12">rejectValue</text:span></text:span><text:span text:style-name="Source_20_Text"><text:span text:style-name="T16">) =&gt; {</text:span></text:span></text:p>
      <text:p text:style-name="P20"><text:span text:style-name="Source_20_Text"><text:span text:style-name="T20">console</text:span></text:span><text:span text:style-name="Source_20_Text"><text:span text:style-name="T16">.</text:span></text:span><text:span text:style-name="Source_20_Text"><text:span text:style-name="T26">log</text:span></text:span><text:span text:style-name="Source_20_Text"><text:span text:style-name="T16">(</text:span></text:span><text:span text:style-name="Source_20_Text"><text:span text:style-name="T20">rejectValue</text:span></text:span><text:span text:style-name="Source_20_Text"><text:span text:style-name="T16">);</text:span></text:span></text:p>
      <text:p text:style-name="P20"><text:span text:style-name="Source_20_Text"><text:span text:style-name="T16">})</text:span></text:span></text:p>
      <text:p text:style-name="P3">This is sometimes used in the global scope to catch final errors in complex code.</text:p>
      <text:p text:style-name="P11"><text:line-break/><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5" text:outline-level="1"><text:soft-page-break/>Handling Independent Promises</text:h>
      <text:p text:style-name="P8"><text:span text:style-name="T2">Remember that </text:span><text:span text:style-name="Source_20_Text"><text:span text:style-name="T7">await</text:span></text:span><text:span text:style-name="T2"> halts the execution of our </text:span><text:span text:style-name="Source_20_Text"><text:span text:style-name="T7">async</text:span></text:span><text:span text:style-name="T2">function. This allows us to conveniently write synchronous-style code to handle dependent promises. But what if our </text:span><text:span text:style-name="Source_20_Text"><text:span text:style-name="T7">async</text:span></text:span><text:span text:style-name="T2"> function contains multiple promises which are not dependent on the results of one another to execute?</text:span></text:p>
      <text:p text:style-name="P19"><text:span text:style-name="Source_20_Text"><text:span text:style-name="T10">async</text:span></text:span><text:span text:style-name="Source_20_Text"><text:span text:style-name="T13"> </text:span></text:span><text:span text:style-name="Source_20_Text"><text:span text:style-name="T10">function</text:span></text:span><text:span text:style-name="Source_20_Text"><text:span text:style-name="T13"> </text:span></text:span><text:span text:style-name="Source_20_Text"><text:span text:style-name="T10">waiting</text:span></text:span><text:span text:style-name="Source_20_Text"><text:span text:style-name="T13">() {</text:span></text:span></text:p>
      <text:p text:style-name="P20"><text:span text:style-name="Source_20_Text"><text:span text:style-name="T14"><text:s/></text:span></text:span><text:span text:style-name="Source_20_Text"><text:span text:style-name="T10">const</text:span></text:span><text:span text:style-name="Source_20_Text"><text:span text:style-name="T13"> </text:span></text:span><text:span text:style-name="Source_20_Text"><text:span text:style-name="T10">firstValue</text:span></text:span><text:span text:style-name="Source_20_Text"><text:span text:style-name="T13"> = </text:span></text:span><text:span text:style-name="Source_20_Text"><text:span text:style-name="T10">await</text:span></text:span><text:span text:style-name="Source_20_Text"><text:span text:style-name="T13"> </text:span></text:span><text:span text:style-name="Source_20_Text"><text:span text:style-name="T18">firstAsyncThing</text:span></text:span><text:span text:style-name="Source_20_Text"><text:span text:style-name="T13">();</text:span></text:span></text:p>
      <text:p text:style-name="P20"><text:span text:style-name="Source_20_Text"><text:span text:style-name="T14"><text:s/></text:span></text:span><text:span text:style-name="Source_20_Text"><text:span text:style-name="T10">const</text:span></text:span><text:span text:style-name="Source_20_Text"><text:span text:style-name="T13"> </text:span></text:span><text:span text:style-name="Source_20_Text"><text:span text:style-name="T10">secondValue</text:span></text:span><text:span text:style-name="Source_20_Text"><text:span text:style-name="T13"> = </text:span></text:span><text:span text:style-name="Source_20_Text"><text:span text:style-name="T10">await</text:span></text:span><text:span text:style-name="Source_20_Text"><text:span text:style-name="T13"> </text:span></text:span><text:span text:style-name="Source_20_Text"><text:span text:style-name="T18">secondAsyncThing</text:span></text:span><text:span text:style-name="Source_20_Text"><text:span text:style-name="T13">();</text:span></text:span></text:p>
      <text:p text:style-name="P20"><text:span text:style-name="Source_20_Text"><text:span text:style-name="T14"><text:s/></text:span></text:span><text:span text:style-name="Source_20_Text"><text:span text:style-name="T18">console</text:span></text:span><text:span text:style-name="Source_20_Text"><text:span text:style-name="T13">.</text:span></text:span><text:span text:style-name="Source_20_Text"><text:span text:style-name="T24">log</text:span></text:span><text:span text:style-name="Source_20_Text"><text:span text:style-name="T13">(</text:span></text:span><text:span text:style-name="Source_20_Text"><text:span text:style-name="T18">firstValue</text:span></text:span><text:span text:style-name="Source_20_Text"><text:span text:style-name="T13">, </text:span></text:span><text:span text:style-name="Source_20_Text"><text:span text:style-name="T18">secondValue</text:span></text:span><text:span text:style-name="Source_20_Text"><text:span text:style-name="T13">);</text:span></text:span></text:p>
      <text:p text:style-name="P20"><text:span text:style-name="Source_20_Text"><text:span text:style-name="T13">}</text:span></text:span></text:p>
      <text:p text:style-name="P20"/>
      <text:p text:style-name="P20"><text:span text:style-name="Source_20_Text"><text:span text:style-name="T10">async</text:span></text:span><text:span text:style-name="Source_20_Text"><text:span text:style-name="T13"> </text:span></text:span><text:span text:style-name="Source_20_Text"><text:span text:style-name="T10">function</text:span></text:span><text:span text:style-name="Source_20_Text"><text:span text:style-name="T13"> </text:span></text:span><text:span text:style-name="Source_20_Text"><text:span text:style-name="T10">concurrent</text:span></text:span><text:span text:style-name="Source_20_Text"><text:span text:style-name="T13">() {</text:span></text:span></text:p>
      <text:p text:style-name="P20"><text:span text:style-name="Source_20_Text"><text:span text:style-name="T14"><text:s/></text:span></text:span><text:span text:style-name="Source_20_Text"><text:span text:style-name="T10">const</text:span></text:span><text:span text:style-name="Source_20_Text"><text:span text:style-name="T13"> </text:span></text:span><text:span text:style-name="Source_20_Text"><text:span text:style-name="T10">firstPromise</text:span></text:span><text:span text:style-name="Source_20_Text"><text:span text:style-name="T13"> = </text:span></text:span><text:span text:style-name="Source_20_Text"><text:span text:style-name="T18">firstAsyncThing</text:span></text:span><text:span text:style-name="Source_20_Text"><text:span text:style-name="T13">();</text:span></text:span></text:p>
      <text:p text:style-name="P20"><text:span text:style-name="Source_20_Text"><text:span text:style-name="T14"><text:s/></text:span></text:span><text:span text:style-name="Source_20_Text"><text:span text:style-name="T10">const</text:span></text:span><text:span text:style-name="Source_20_Text"><text:span text:style-name="T13"> </text:span></text:span><text:span text:style-name="Source_20_Text"><text:span text:style-name="T10">secondPromise</text:span></text:span><text:span text:style-name="Source_20_Text"><text:span text:style-name="T13"> = </text:span></text:span><text:span text:style-name="Source_20_Text"><text:span text:style-name="T18">secondAsyncThing</text:span></text:span><text:span text:style-name="Source_20_Text"><text:span text:style-name="T13">();</text:span></text:span></text:p>
      <text:p text:style-name="P20"><text:span text:style-name="Source_20_Text"><text:span text:style-name="T18">console</text:span></text:span><text:span text:style-name="Source_20_Text"><text:span text:style-name="T13">.</text:span></text:span><text:span text:style-name="Source_20_Text"><text:span text:style-name="T24">log</text:span></text:span><text:span text:style-name="Source_20_Text"><text:span text:style-name="T13">(</text:span></text:span><text:span text:style-name="Source_20_Text"><text:span text:style-name="T10">await</text:span></text:span><text:span text:style-name="Source_20_Text"><text:span text:style-name="T13"> </text:span></text:span><text:span text:style-name="Source_20_Text"><text:span text:style-name="T18">firstPromise</text:span></text:span><text:span text:style-name="Source_20_Text"><text:span text:style-name="T13">, </text:span></text:span><text:span text:style-name="Source_20_Text"><text:span text:style-name="T10">await</text:span></text:span><text:span text:style-name="Source_20_Text"><text:span text:style-name="T13"> </text:span></text:span><text:span text:style-name="Source_20_Text"><text:span text:style-name="T18">secondPromise</text:span></text:span><text:span text:style-name="Source_20_Text"><text:span text:style-name="T13">);</text:span></text:span></text:p>
      <text:p text:style-name="P20"><text:span text:style-name="Source_20_Text"><text:span text:style-name="T13">}</text:span></text:span></text:p>
      <text:p text:style-name="P8"><text:span text:style-name="T2">In the </text:span><text:span text:style-name="Source_20_Text"><text:span text:style-name="T7">waiting()</text:span></text:span><text:span text:style-name="T2"> function, we pause our function until the first promise resolves, then we construct the second promise. Once that resolves, we print both resolved values to the console.</text:span></text:p>
      <text:p text:style-name="P8"><text:span text:style-name="T2">In our </text:span><text:span text:style-name="Source_20_Text"><text:span text:style-name="T7">concurrent()</text:span></text:span><text:span text:style-name="T2"> function, both promises are constructed without using </text:span><text:span text:style-name="Source_20_Text"><text:span text:style-name="T7">await</text:span></text:span><text:span text:style-name="T2">. We then </text:span><text:span text:style-name="Source_20_Text"><text:span text:style-name="T7">await</text:span></text:span><text:span text:style-name="T2"> each of their resolutions to print them to the console.</text:span></text:p>
      <text:p text:style-name="P8"><text:span text:style-name="T2">With our </text:span><text:span text:style-name="Source_20_Text"><text:span text:style-name="T7">concurrent()</text:span></text:span><text:span text:style-name="T2"> function both promises' asynchronous operations can be run simultaneously. If possible, we want to get started on each asynchronous operation as soon as possible! Within our </text:span><text:span text:style-name="Source_20_Text"><text:span text:style-name="T7">async</text:span></text:span><text:span text:style-name="T2">functions we should still take advantage of </text:span><text:span text:style-name="Emphasis"><text:span text:style-name="T2">concurrency</text:span></text:span><text:span text:style-name="T2">, the ability to perform asynchronous actions at the same time.</text:span></text:p>
      <text:p text:style-name="P8"><text:soft-page-break/><text:span text:style-name="T2">Note: if we have multiple truly independent promises that we would like to execute fully in parallel, we must use individual </text:span><text:span text:style-name="Source_20_Text"><text:span text:style-name="T7">.then()</text:span></text:span><text:span text:style-name="T2"> functions and avoid halting our execution with </text:span><text:span text:style-name="Source_20_Text"><text:span text:style-name="T7">await</text:span></text:span><text:span text:style-name="T2">.</text:span></text:p>
      <text:p text:style-name="P10"><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5" text:outline-level="1"><text:soft-page-break/>Await Promise.all()</text:h>
      <text:p text:style-name="P8"><text:span text:style-name="T2">Another way to take advantage of concurrency when we have multiple promises which can be executed simultaneously is to </text:span><text:span text:style-name="Source_20_Text"><text:span text:style-name="T7">await</text:span></text:span><text:span text:style-name="T2"> a </text:span><text:span text:style-name="Source_20_Text"><text:span text:style-name="T7">Promise.all()</text:span></text:span><text:span text:style-name="T2">.</text:span></text:p>
      <text:p text:style-name="P8"><text:span text:style-name="T2">We can pass an array of promises as the argument to </text:span><text:span text:style-name="Source_20_Text"><text:span text:style-name="T7">Promise.all()</text:span></text:span><text:span text:style-name="T2">, and it will return a single promise. This promise will resolve when all of the promises in the argument array have resolved. This promise's resolve value will be an array containing the resolved values of each promise from the argument array.</text:span></text:p>
      <text:p text:style-name="P19"><text:span text:style-name="Source_20_Text"><text:span text:style-name="T10">async</text:span></text:span><text:span text:style-name="Source_20_Text"><text:span text:style-name="T13"> </text:span></text:span><text:span text:style-name="Source_20_Text"><text:span text:style-name="T10">function</text:span></text:span><text:span text:style-name="Source_20_Text"><text:span text:style-name="T13"> </text:span></text:span><text:span text:style-name="Source_20_Text"><text:span text:style-name="T10">asyncPromAll</text:span></text:span><text:span text:style-name="Source_20_Text"><text:span text:style-name="T13">() {</text:span></text:span></text:p>
      <text:p text:style-name="P20"><text:span text:style-name="Source_20_Text"><text:span text:style-name="T14"><text:s text:c="2"/></text:span></text:span><text:span text:style-name="Source_20_Text"><text:span text:style-name="T10">const</text:span></text:span><text:span text:style-name="Source_20_Text"><text:span text:style-name="T13"> </text:span></text:span><text:span text:style-name="Source_20_Text"><text:span text:style-name="T10">resultArray</text:span></text:span><text:span text:style-name="Source_20_Text"><text:span text:style-name="T13"> = </text:span></text:span><text:span text:style-name="Source_20_Text"><text:span text:style-name="T10">await</text:span></text:span><text:span text:style-name="Source_20_Text"><text:span text:style-name="T13"> </text:span></text:span><text:span text:style-name="Source_20_Text"><text:span text:style-name="T18">Promise</text:span></text:span><text:span text:style-name="Source_20_Text"><text:span text:style-name="T13">.</text:span></text:span><text:span text:style-name="Source_20_Text"><text:span text:style-name="T24">all</text:span></text:span><text:span text:style-name="Source_20_Text"><text:span text:style-name="T13">([</text:span></text:span><text:span text:style-name="Source_20_Text"><text:span text:style-name="T18">asyncTask1</text:span></text:span><text:span text:style-name="Source_20_Text"><text:span text:style-name="T13">(), </text:span></text:span><text:span text:style-name="Source_20_Text"><text:span text:style-name="T18">asyncTask2</text:span></text:span><text:span text:style-name="Source_20_Text"><text:span text:style-name="T13">(), </text:span></text:span><text:span text:style-name="Source_20_Text"><text:span text:style-name="T18">asyncTask3</text:span></text:span><text:span text:style-name="Source_20_Text"><text:span text:style-name="T13">(), </text:span></text:span><text:span text:style-name="Source_20_Text"><text:span text:style-name="T18">asyncTask4</text:span></text:span><text:span text:style-name="Source_20_Text"><text:span text:style-name="T13">()]);</text:span></text:span></text:p>
      <text:p text:style-name="P20"><text:span text:style-name="Source_20_Text"><text:span text:style-name="T14"><text:s text:c="2"/></text:span></text:span><text:span text:style-name="Source_20_Text"><text:span text:style-name="T10">for</text:span></text:span><text:span text:style-name="Source_20_Text"><text:span text:style-name="T13"> (</text:span></text:span><text:span text:style-name="Source_20_Text"><text:span text:style-name="T10">let</text:span></text:span><text:span text:style-name="Source_20_Text"><text:span text:style-name="T13"> </text:span></text:span><text:span text:style-name="Source_20_Text"><text:span text:style-name="T10">i</text:span></text:span><text:span text:style-name="Source_20_Text"><text:span text:style-name="T13"> = </text:span></text:span><text:span text:style-name="Source_20_Text"><text:span text:style-name="T18">0</text:span></text:span><text:span text:style-name="Source_20_Text"><text:span text:style-name="T13">; </text:span></text:span><text:span text:style-name="Source_20_Text"><text:span text:style-name="T18">i</text:span></text:span><text:span text:style-name="Source_20_Text"><text:span text:style-name="T13">&lt;</text:span></text:span><text:span text:style-name="Source_20_Text"><text:span text:style-name="T18">resultArray</text:span></text:span><text:span text:style-name="Source_20_Text"><text:span text:style-name="T13">.</text:span></text:span><text:span text:style-name="Source_20_Text"><text:span text:style-name="T24">length</text:span></text:span><text:span text:style-name="Source_20_Text"><text:span text:style-name="T13">; </text:span></text:span><text:span text:style-name="Source_20_Text"><text:span text:style-name="T18">i</text:span></text:span><text:span text:style-name="Source_20_Text"><text:span text:style-name="T13">++){</text:span></text:span></text:p>
      <text:p text:style-name="P20"><text:span text:style-name="Source_20_Text"><text:span text:style-name="T14"><text:s text:c="4"/></text:span></text:span><text:span text:style-name="Source_20_Text"><text:span text:style-name="T18">console</text:span></text:span><text:span text:style-name="Source_20_Text"><text:span text:style-name="T13">.</text:span></text:span><text:span text:style-name="Source_20_Text"><text:span text:style-name="T24">log</text:span></text:span><text:span text:style-name="Source_20_Text"><text:span text:style-name="T13">(</text:span></text:span><text:span text:style-name="Source_20_Text"><text:span text:style-name="T18">resultArray</text:span></text:span><text:span text:style-name="Source_20_Text"><text:span text:style-name="T13">[</text:span></text:span><text:span text:style-name="Source_20_Text"><text:span text:style-name="T18">i</text:span></text:span><text:span text:style-name="Source_20_Text"><text:span text:style-name="T13">]); </text:span></text:span></text:p>
      <text:p text:style-name="P20"><text:span text:style-name="Source_20_Text"><text:span text:style-name="T14"><text:s text:c="2"/></text:span></text:span><text:span text:style-name="Source_20_Text"><text:span text:style-name="T13">}</text:span></text:span></text:p>
      <text:p text:style-name="P20"><text:span text:style-name="Source_20_Text"><text:span text:style-name="T13">}</text:span></text:span></text:p>
      <text:p text:style-name="P8"><text:span text:style-name="T2">In our above example, we </text:span><text:span text:style-name="Source_20_Text"><text:span text:style-name="T7">await</text:span></text:span><text:span text:style-name="T2"> the resolution of a </text:span><text:span text:style-name="Source_20_Text"><text:span text:style-name="T7">Promise.all()</text:span></text:span><text:span text:style-name="T2">. This </text:span><text:span text:style-name="Source_20_Text"><text:span text:style-name="T7">Promise.all()</text:span></text:span><text:span text:style-name="T2"> was invoked with an argument array containing four promises (returned from required-in functions). Next, we loop through our </text:span><text:span text:style-name="Source_20_Text"><text:span text:style-name="T7">resultArray</text:span></text:span><text:span text:style-name="T2">, and log each item to the console. The first element in </text:span><text:span text:style-name="Source_20_Text"><text:span text:style-name="T7">resultArray</text:span></text:span><text:span text:style-name="T2"> is the resolved value of the </text:span><text:span text:style-name="Source_20_Text"><text:span text:style-name="T7">asyncTask1()</text:span></text:span><text:span text:style-name="T2"> promise, the second is the value of the </text:span><text:span text:style-name="Source_20_Text"><text:span text:style-name="T7">asyncTask2()</text:span></text:span><text:span text:style-name="T2"> promise, and so on.</text:span></text:p>
      <text:p text:style-name="P8"><text:span text:style-name="Source_20_Text"><text:span text:style-name="T7">Promise.all()</text:span></text:span><text:span text:style-name="T2"> allows us to take advantage of asynchronicity— each of the four asynchronous tasks can process concurrently. </text:span><text:span text:style-name="Source_20_Text"><text:span text:style-name="T7">Promise.all()</text:span></text:span><text:span text:style-name="T2"> also has the benefit of </text:span><text:span text:style-name="Emphasis"><text:span text:style-name="T2">failing fast</text:span></text:span><text:span text:style-name="T2">, meaning it won't wait for the rest of the asynchronous actions to complete once any one has rejected. As soon as the first promise in the array rejects, the promise returned from </text:span><text:span text:style-name="Source_20_Text"><text:span text:style-name="T7">Promise.all()</text:span></text:span><text:span text:style-name="T2"> will reject with that reason. As it was when working with native promises, </text:span><text:span text:style-name="Source_20_Text"><text:span text:style-name="T7">Promise.all()</text:span></text:span><text:span text:style-name="T2"> is a good </text:span><text:soft-page-break/><text:span text:style-name="T2">choice if multiple asynchronous tasks are all required, but none must wait for any other before executing.</text:span></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5" text:outline-level="1"><text:soft-page-break/>Review</text:h>
      <text:p text:style-name="P8"><text:span text:style-name="T2">Awesome work getting the hang of the </text:span><text:span text:style-name="Source_20_Text"><text:span text:style-name="T7">async...await</text:span></text:span><text:span text:style-name="T2">syntax! Let's review what you've learned:</text:span></text:p>
      <text:list xml:id="list2374181954" text:style-name="L18">
        <text:list-item>
          <text:p text:style-name="P7"><text:span text:style-name="Source_20_Text"><text:span text:style-name="T7">async...await</text:span></text:span><text:span text:style-name="T2"> is syntactic sugar built on native JavaScript promises and generators.</text:span></text:p>
        </text:list-item>
        <text:list-item>
          <text:p text:style-name="P7"><text:span text:style-name="T2">We declare an async function with the keyword </text:span><text:span text:style-name="Source_20_Text"><text:span text:style-name="T7">async</text:span></text:span><text:span text:style-name="T2">.</text:span></text:p>
        </text:list-item>
        <text:list-item>
          <text:p text:style-name="P7"><text:span text:style-name="T2">Inside an </text:span><text:span text:style-name="Source_20_Text"><text:span text:style-name="T7">async</text:span></text:span><text:span text:style-name="T2"> function we use the </text:span><text:span text:style-name="Source_20_Text"><text:span text:style-name="T7">await</text:span></text:span><text:span text:style-name="T2"> operator to pause execution of our function until an asynchronous action completes and the awaited promise is no longer pending .</text:span></text:p>
        </text:list-item>
        <text:list-item>
          <text:p text:style-name="P7"><text:span text:style-name="Source_20_Text"><text:span text:style-name="T7">await</text:span></text:span><text:span text:style-name="T2"> returns the resolved value of the awaited promise.</text:span></text:p>
        </text:list-item>
        <text:list-item>
          <text:p text:style-name="P7"><text:span text:style-name="T2">We can write multiple </text:span><text:span text:style-name="Source_20_Text"><text:span text:style-name="T7">await</text:span></text:span><text:span text:style-name="T2"> statements to produce code that reads like synchronous code.</text:span></text:p>
        </text:list-item>
        <text:list-item>
          <text:p text:style-name="P7"><text:span text:style-name="T2">We use </text:span><text:span text:style-name="Source_20_Text"><text:span text:style-name="T7">try...catch</text:span></text:span><text:span text:style-name="T2"> statements within our </text:span><text:span text:style-name="Source_20_Text"><text:span text:style-name="T7">async</text:span></text:span><text:span text:style-name="T2">functions for error handling.</text:span></text:p>
        </text:list-item>
        <text:list-item>
          <text:p text:style-name="P7"><text:span text:style-name="T2">We should still take advantage of concurrency by writing </text:span><text:span text:style-name="Source_20_Text"><text:span text:style-name="T7">async</text:span></text:span><text:span text:style-name="T2"> functions that allow asynchronous actions to happen in concurrently whenever possible.</text:span></text:p>
        </text:list-item>
      </text:list>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6:50:53.467656664</meta:creation-date>
    <dc:date>2018-12-21T05:01:44.028709802</dc:date>
    <meta:editing-duration>PT7H35M14S</meta:editing-duration>
    <meta:editing-cycles>28</meta:editing-cycles>
    <meta:generator>LibreOffice/6.0.7.3$Linux_X86_64 LibreOffice_project/00m0$Build-3</meta:generator>
    <meta:document-statistic meta:table-count="0" meta:image-count="0" meta:object-count="0" meta:page-count="13" meta:paragraph-count="156" meta:word-count="1952" meta:character-count="12895" meta:non-whitespace-character-count="10986"/>
  </office:meta>
</office:document-meta>
</file>